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8" style:family="table-cell" style:parent-style-name="Default" style:data-style-name="N10121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29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9">
      <style:table-cell-properties style:rotation-align="none"/>
      <style:text-properties fo:color="#000000"/>
    </style:style>
    <style:style style:name="ce48" style:family="table-cell" style:parent-style-name="Default" style:data-style-name="N129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9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6"/>
        <table:table-column table:style-name="co2" table:number-columns-repeated="18" table:default-cell-style-name="ce18"/>
        <table:table-row table:style-name="ro1">
          <table:table-cell table:style-name="ce13" office:value-type="string" calcext:value-type="string">
            <text:p>Registrado (mil ton.)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6"/>
        <table:table-column table:style-name="co2" table:number-columns-repeated="12" table:default-cell-style-name="ce37"/>
        <table:table-column table:style-name="co2" table:number-columns-repeated="18" table:default-cell-style-name="Default"/>
        <table:table-row table:style-name="ro1">
          <table:table-cell table:style-name="ce13" office:value-type="string" calcext:value-type="string">
            <text:p>Previsto (mil ton.)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118375" calcext:value-type="float">
            <text:p>10,118375</text:p>
          </table:table-cell>
          <table:table-cell office:value-type="float" office:value="9.658679" calcext:value-type="float">
            <text:p>9,658679</text:p>
          </table:table-cell>
          <table:table-cell office:value-type="float" office:value="9.053057" calcext:value-type="float">
            <text:p>9,053057</text:p>
          </table:table-cell>
          <table:table-cell office:value-type="float" office:value="10.388274" calcext:value-type="float">
            <text:p>10,388274</text:p>
          </table:table-cell>
          <table:table-cell office:value-type="float" office:value="11.469811" calcext:value-type="float">
            <text:p>11,469811</text:p>
          </table:table-cell>
          <table:table-cell office:value-type="float" office:value="11.690504" calcext:value-type="float">
            <text:p>11,690504</text:p>
          </table:table-cell>
          <table:table-cell office:value-type="float" office:value="11.815616" calcext:value-type="float">
            <text:p>11,815616</text:p>
          </table:table-cell>
          <table:table-cell office:value-type="float" office:value="12.058284" calcext:value-type="float">
            <text:p>12,058284</text:p>
          </table:table-cell>
          <table:table-cell office:value-type="float" office:value="12.501531" calcext:value-type="float">
            <text:p>12,501531</text:p>
          </table:table-cell>
          <table:table-cell office:value-type="float" office:value="12.4103" calcext:value-type="float">
            <text:p>12,4103</text:p>
          </table:table-cell>
          <table:table-cell office:value-type="float" office:value="12.410177" calcext:value-type="float">
            <text:p>12,410177</text:p>
          </table:table-cell>
          <table:table-cell office:value-type="float" office:value="12.185445" calcext:value-type="float">
            <text:p>12,185445</text:p>
          </table:table-cell>
          <table:table-cell table:style-name="ce18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7.747694" calcext:value-type="float">
            <text:p>27,747694</text:p>
          </table:table-cell>
          <table:table-cell office:value-type="float" office:value="28.114614" calcext:value-type="float">
            <text:p>28,114614</text:p>
          </table:table-cell>
          <table:table-cell office:value-type="float" office:value="28.540554" calcext:value-type="float">
            <text:p>28,540554</text:p>
          </table:table-cell>
          <table:table-cell office:value-type="float" office:value="28.50952" calcext:value-type="float">
            <text:p>28,50952</text:p>
          </table:table-cell>
          <table:table-cell office:value-type="float" office:value="27.262812" calcext:value-type="float">
            <text:p>27,262812</text:p>
          </table:table-cell>
          <table:table-cell office:value-type="float" office:value="27.10701" calcext:value-type="float">
            <text:p>27,10701</text:p>
          </table:table-cell>
          <table:table-cell office:value-type="float" office:value="26.997795" calcext:value-type="float">
            <text:p>26,997795</text:p>
          </table:table-cell>
          <table:table-cell office:value-type="float" office:value="27.817234" calcext:value-type="float">
            <text:p>27,817234</text:p>
          </table:table-cell>
          <table:table-cell office:value-type="float" office:value="33.168266" calcext:value-type="float">
            <text:p>33,168266</text:p>
          </table:table-cell>
          <table:table-cell office:value-type="float" office:value="32.06477" calcext:value-type="float">
            <text:p>32,06477</text:p>
          </table:table-cell>
          <table:table-cell office:value-type="float" office:value="30.930698" calcext:value-type="float">
            <text:p>30,930698</text:p>
          </table:table-cell>
          <table:table-cell office:value-type="float" office:value="30.655931" calcext:value-type="float">
            <text:p>30,6559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8.436264" calcext:value-type="float">
            <text:p>8,436264</text:p>
          </table:table-cell>
          <table:table-cell office:value-type="float" office:value="7.736019" calcext:value-type="float">
            <text:p>7,736019</text:p>
          </table:table-cell>
          <table:table-cell office:value-type="float" office:value="8.982416" calcext:value-type="float">
            <text:p>8,982416</text:p>
          </table:table-cell>
          <table:table-cell office:value-type="float" office:value="8.773286" calcext:value-type="float">
            <text:p>8,773286</text:p>
          </table:table-cell>
          <table:table-cell office:value-type="float" office:value="9.972883" calcext:value-type="float">
            <text:p>9,972883</text:p>
          </table:table-cell>
          <table:table-cell office:value-type="float" office:value="11.663036" calcext:value-type="float">
            <text:p>11,663036</text:p>
          </table:table-cell>
          <table:table-cell office:value-type="float" office:value="12.578382" calcext:value-type="float">
            <text:p>12,578382</text:p>
          </table:table-cell>
          <table:table-cell office:value-type="float" office:value="12.327829" calcext:value-type="float">
            <text:p>12,327829</text:p>
          </table:table-cell>
          <table:table-cell office:value-type="float" office:value="12.714603" calcext:value-type="float">
            <text:p>12,714603</text:p>
          </table:table-cell>
          <table:table-cell office:value-type="float" office:value="16.30974" calcext:value-type="float">
            <text:p>16,30974</text:p>
          </table:table-cell>
          <table:table-cell office:value-type="float" office:value="18.602444" calcext:value-type="float">
            <text:p>18,602444</text:p>
          </table:table-cell>
          <table:table-cell office:value-type="float" office:value="18.652512" calcext:value-type="float">
            <text:p>18,6525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37.303886" calcext:value-type="float">
            <text:p>37,303886</text:p>
          </table:table-cell>
          <table:table-cell office:value-type="float" office:value="36.898685" calcext:value-type="float">
            <text:p>36,898685</text:p>
          </table:table-cell>
          <table:table-cell office:value-type="float" office:value="36.776398" calcext:value-type="float">
            <text:p>36,776398</text:p>
          </table:table-cell>
          <table:table-cell office:value-type="float" office:value="36.671162" calcext:value-type="float">
            <text:p>36,671162</text:p>
          </table:table-cell>
          <table:table-cell office:value-type="float" office:value="36.219051" calcext:value-type="float">
            <text:p>36,219051</text:p>
          </table:table-cell>
          <table:table-cell office:value-type="float" office:value="36.074989" calcext:value-type="float">
            <text:p>36,074989</text:p>
          </table:table-cell>
          <table:table-cell office:value-type="float" office:value="35.871838" calcext:value-type="float">
            <text:p>35,871838</text:p>
          </table:table-cell>
          <table:table-cell office:value-type="float" office:value="35.70042" calcext:value-type="float">
            <text:p>35,70042</text:p>
          </table:table-cell>
          <table:table-cell office:value-type="float" office:value="36.547932" calcext:value-type="float">
            <text:p>36,547932</text:p>
          </table:table-cell>
          <table:table-cell office:value-type="float" office:value="36.36768" calcext:value-type="float">
            <text:p>36,36768</text:p>
          </table:table-cell>
          <table:table-cell office:value-type="float" office:value="36.120224" calcext:value-type="float">
            <text:p>36,120224</text:p>
          </table:table-cell>
          <table:table-cell office:value-type="float" office:value="35.918598" calcext:value-type="float">
            <text:p>35,91859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9.740631" calcext:value-type="float">
            <text:p>269,740631</text:p>
          </table:table-cell>
          <table:table-cell office:value-type="float" office:value="241.44928" calcext:value-type="float">
            <text:p>241,44928</text:p>
          </table:table-cell>
          <table:table-cell office:value-type="float" office:value="251.021301" calcext:value-type="float">
            <text:p>251,021301</text:p>
          </table:table-cell>
          <table:table-cell office:value-type="float" office:value="247.296539" calcext:value-type="float">
            <text:p>247,296539</text:p>
          </table:table-cell>
          <table:table-cell office:value-type="float" office:value="238.23848" calcext:value-type="float">
            <text:p>238,23848</text:p>
          </table:table-cell>
          <table:table-cell office:value-type="float" office:value="243.811371" calcext:value-type="float">
            <text:p>243,811371</text:p>
          </table:table-cell>
          <table:table-cell office:value-type="float" office:value="254.775406" calcext:value-type="float">
            <text:p>254,775406</text:p>
          </table:table-cell>
          <table:table-cell office:value-type="float" office:value="264.657471" calcext:value-type="float">
            <text:p>264,657471</text:p>
          </table:table-cell>
          <table:table-cell office:value-type="float" office:value="252.257034" calcext:value-type="float">
            <text:p>252,257034</text:p>
          </table:table-cell>
          <table:table-cell office:value-type="float" office:value="266.371521" calcext:value-type="float">
            <text:p>266,371521</text:p>
          </table:table-cell>
          <table:table-cell office:value-type="float" office:value="235.404083" calcext:value-type="float">
            <text:p>235,404083</text:p>
          </table:table-cell>
          <table:table-cell office:value-type="float" office:value="251.342407" calcext:value-type="float">
            <text:p>251,3424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69.559647" calcext:value-type="float">
            <text:p>169,559647</text:p>
          </table:table-cell>
          <table:table-cell office:value-type="float" office:value="137.138962" calcext:value-type="float">
            <text:p>137,138962</text:p>
          </table:table-cell>
          <table:table-cell office:value-type="float" office:value="136.655655" calcext:value-type="float">
            <text:p>136,655655</text:p>
          </table:table-cell>
          <table:table-cell office:value-type="float" office:value="135.23822" calcext:value-type="float">
            <text:p>135,23822</text:p>
          </table:table-cell>
          <table:table-cell office:value-type="float" office:value="140.300888" calcext:value-type="float">
            <text:p>140,300888</text:p>
          </table:table-cell>
          <table:table-cell office:value-type="float" office:value="141.326721" calcext:value-type="float">
            <text:p>141,326721</text:p>
          </table:table-cell>
          <table:table-cell office:value-type="float" office:value="142.030777" calcext:value-type="float">
            <text:p>142,030777</text:p>
          </table:table-cell>
          <table:table-cell office:value-type="float" office:value="140.66214" calcext:value-type="float">
            <text:p>140,66214</text:p>
          </table:table-cell>
          <table:table-cell office:value-type="float" office:value="148.000092" calcext:value-type="float">
            <text:p>148,000092</text:p>
          </table:table-cell>
          <table:table-cell office:value-type="float" office:value="137.288239" calcext:value-type="float">
            <text:p>137,288239</text:p>
          </table:table-cell>
          <table:table-cell office:value-type="float" office:value="137.222763" calcext:value-type="float">
            <text:p>137,222763</text:p>
          </table:table-cell>
          <table:table-cell office:value-type="float" office:value="137.628845" calcext:value-type="float">
            <text:p>137,62884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39.62595" calcext:value-type="float">
            <text:p>39,62595</text:p>
          </table:table-cell>
          <table:table-cell office:value-type="float" office:value="40.128235" calcext:value-type="float">
            <text:p>40,128235</text:p>
          </table:table-cell>
          <table:table-cell office:value-type="float" office:value="41.371742" calcext:value-type="float">
            <text:p>41,371742</text:p>
          </table:table-cell>
          <table:table-cell office:value-type="float" office:value="41.615955" calcext:value-type="float">
            <text:p>41,615955</text:p>
          </table:table-cell>
          <table:table-cell office:value-type="float" office:value="41.798187" calcext:value-type="float">
            <text:p>41,798187</text:p>
          </table:table-cell>
          <table:table-cell office:value-type="float" office:value="40.613266" calcext:value-type="float">
            <text:p>40,613266</text:p>
          </table:table-cell>
          <table:table-cell office:value-type="float" office:value="46.591301" calcext:value-type="float">
            <text:p>46,591301</text:p>
          </table:table-cell>
          <table:table-cell office:value-type="float" office:value="50.655861" calcext:value-type="float">
            <text:p>50,655861</text:p>
          </table:table-cell>
          <table:table-cell office:value-type="float" office:value="49.511742" calcext:value-type="float">
            <text:p>49,511742</text:p>
          </table:table-cell>
          <table:table-cell office:value-type="float" office:value="53.15786" calcext:value-type="float">
            <text:p>53,15786</text:p>
          </table:table-cell>
          <table:table-cell office:value-type="float" office:value="50.745369" calcext:value-type="float">
            <text:p>50,745369</text:p>
          </table:table-cell>
          <table:table-cell office:value-type="float" office:value="50.463165" calcext:value-type="float">
            <text:p>50,46316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1.016502" calcext:value-type="float">
            <text:p>91,016502</text:p>
          </table:table-cell>
          <table:table-cell office:value-type="float" office:value="93.033264" calcext:value-type="float">
            <text:p>93,033264</text:p>
          </table:table-cell>
          <table:table-cell office:value-type="float" office:value="97.793365" calcext:value-type="float">
            <text:p>97,793365</text:p>
          </table:table-cell>
          <table:table-cell office:value-type="float" office:value="102.790787" calcext:value-type="float">
            <text:p>102,790787</text:p>
          </table:table-cell>
          <table:table-cell office:value-type="float" office:value="101.979111" calcext:value-type="float">
            <text:p>101,979111</text:p>
          </table:table-cell>
          <table:table-cell office:value-type="float" office:value="102.134438" calcext:value-type="float">
            <text:p>102,134438</text:p>
          </table:table-cell>
          <table:table-cell office:value-type="float" office:value="108.906982" calcext:value-type="float">
            <text:p>108,906982</text:p>
          </table:table-cell>
          <table:table-cell office:value-type="float" office:value="113.897141" calcext:value-type="float">
            <text:p>113,897141</text:p>
          </table:table-cell>
          <table:table-cell office:value-type="float" office:value="114.135025" calcext:value-type="float">
            <text:p>114,135025</text:p>
          </table:table-cell>
          <table:table-cell office:value-type="float" office:value="113.954582" calcext:value-type="float">
            <text:p>113,954582</text:p>
          </table:table-cell>
          <table:table-cell office:value-type="float" office:value="111.1548" calcext:value-type="float">
            <text:p>111,1548</text:p>
          </table:table-cell>
          <table:table-cell office:value-type="float" office:value="110.918625" calcext:value-type="float">
            <text:p>110,9186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4.621429" calcext:value-type="float">
            <text:p>174,621429</text:p>
          </table:table-cell>
          <table:table-cell office:value-type="float" office:value="162.510406" calcext:value-type="float">
            <text:p>162,510406</text:p>
          </table:table-cell>
          <table:table-cell office:value-type="float" office:value="182.8927" calcext:value-type="float">
            <text:p>182,8927</text:p>
          </table:table-cell>
          <table:table-cell office:value-type="float" office:value="211.889389" calcext:value-type="float">
            <text:p>211,889389</text:p>
          </table:table-cell>
          <table:table-cell office:value-type="float" office:value="199.426346" calcext:value-type="float">
            <text:p>199,426346</text:p>
          </table:table-cell>
          <table:table-cell office:value-type="float" office:value="191.795746" calcext:value-type="float">
            <text:p>191,795746</text:p>
          </table:table-cell>
          <table:table-cell office:value-type="float" office:value="211.009949" calcext:value-type="float">
            <text:p>211,009949</text:p>
          </table:table-cell>
          <table:table-cell office:value-type="float" office:value="211.75209" calcext:value-type="float">
            <text:p>211,75209</text:p>
          </table:table-cell>
          <table:table-cell office:value-type="float" office:value="204.044006" calcext:value-type="float">
            <text:p>204,044006</text:p>
          </table:table-cell>
          <table:table-cell office:value-type="float" office:value="207.899216" calcext:value-type="float">
            <text:p>207,899216</text:p>
          </table:table-cell>
          <table:table-cell office:value-type="float" office:value="204.586456" calcext:value-type="float">
            <text:p>204,586456</text:p>
          </table:table-cell>
          <table:table-cell office:value-type="float" office:value="211.614349" calcext:value-type="float">
            <text:p>211,6143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68.772499" calcext:value-type="float">
            <text:p>68,772499</text:p>
          </table:table-cell>
          <table:table-cell office:value-type="float" office:value="52.099632" calcext:value-type="float">
            <text:p>52,099632</text:p>
          </table:table-cell>
          <table:table-cell office:value-type="float" office:value="56.913223" calcext:value-type="float">
            <text:p>56,913223</text:p>
          </table:table-cell>
          <table:table-cell office:value-type="float" office:value="57.513985" calcext:value-type="float">
            <text:p>57,513985</text:p>
          </table:table-cell>
          <table:table-cell office:value-type="float" office:value="63.019135" calcext:value-type="float">
            <text:p>63,019135</text:p>
          </table:table-cell>
          <table:table-cell office:value-type="float" office:value="78.151672" calcext:value-type="float">
            <text:p>78,151672</text:p>
          </table:table-cell>
          <table:table-cell office:value-type="float" office:value="90.146362" calcext:value-type="float">
            <text:p>90,146362</text:p>
          </table:table-cell>
          <table:table-cell office:value-type="float" office:value="96.036942" calcext:value-type="float">
            <text:p>96,036942</text:p>
          </table:table-cell>
          <table:table-cell office:value-type="float" office:value="94.633995" calcext:value-type="float">
            <text:p>94,633995</text:p>
          </table:table-cell>
          <table:table-cell office:value-type="float" office:value="93.617752" calcext:value-type="float">
            <text:p>93,617752</text:p>
          </table:table-cell>
          <table:table-cell office:value-type="float" office:value="94.909218" calcext:value-type="float">
            <text:p>94,909218</text:p>
          </table:table-cell>
          <table:table-cell office:value-type="float" office:value="97.446266" calcext:value-type="float">
            <text:p>97,4462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80.376808" calcext:value-type="float">
            <text:p>80,376808</text:p>
          </table:table-cell>
          <table:table-cell office:value-type="float" office:value="93.834023" calcext:value-type="float">
            <text:p>93,834023</text:p>
          </table:table-cell>
          <table:table-cell office:value-type="float" office:value="100.56562" calcext:value-type="float">
            <text:p>100,56562</text:p>
          </table:table-cell>
          <table:table-cell office:value-type="float" office:value="125.843178" calcext:value-type="float">
            <text:p>125,843178</text:p>
          </table:table-cell>
          <table:table-cell office:value-type="float" office:value="132.302826" calcext:value-type="float">
            <text:p>132,302826</text:p>
          </table:table-cell>
          <table:table-cell office:value-type="float" office:value="135.777542" calcext:value-type="float">
            <text:p>135,777542</text:p>
          </table:table-cell>
          <table:table-cell office:value-type="float" office:value="145.139816" calcext:value-type="float">
            <text:p>145,139816</text:p>
          </table:table-cell>
          <table:table-cell office:value-type="float" office:value="134.600266" calcext:value-type="float">
            <text:p>134,600266</text:p>
          </table:table-cell>
          <table:table-cell office:value-type="float" office:value="132.227844" calcext:value-type="float">
            <text:p>132,227844</text:p>
          </table:table-cell>
          <table:table-cell office:value-type="float" office:value="143.029678" calcext:value-type="float">
            <text:p>143,029678</text:p>
          </table:table-cell>
          <table:table-cell office:value-type="float" office:value="123.948593" calcext:value-type="float">
            <text:p>123,948593</text:p>
          </table:table-cell>
          <table:table-cell office:value-type="float" office:value="119.554039" calcext:value-type="float">
            <text:p>119,55403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4.257217" calcext:value-type="float">
            <text:p>74,257217</text:p>
          </table:table-cell>
          <table:table-cell office:value-type="float" office:value="69.55117" calcext:value-type="float">
            <text:p>69,55117</text:p>
          </table:table-cell>
          <table:table-cell office:value-type="float" office:value="73.660744" calcext:value-type="float">
            <text:p>73,660744</text:p>
          </table:table-cell>
          <table:table-cell office:value-type="float" office:value="79.722961" calcext:value-type="float">
            <text:p>79,722961</text:p>
          </table:table-cell>
          <table:table-cell office:value-type="float" office:value="81.052826" calcext:value-type="float">
            <text:p>81,052826</text:p>
          </table:table-cell>
          <table:table-cell office:value-type="float" office:value="82.398552" calcext:value-type="float">
            <text:p>82,398552</text:p>
          </table:table-cell>
          <table:table-cell office:value-type="float" office:value="84.106056" calcext:value-type="float">
            <text:p>84,106056</text:p>
          </table:table-cell>
          <table:table-cell office:value-type="float" office:value="90.847366" calcext:value-type="float">
            <text:p>90,847366</text:p>
          </table:table-cell>
          <table:table-cell office:value-type="float" office:value="83.47435" calcext:value-type="float">
            <text:p>83,47435</text:p>
          </table:table-cell>
          <table:table-cell office:value-type="float" office:value="82.973907" calcext:value-type="float">
            <text:p>82,973907</text:p>
          </table:table-cell>
          <table:table-cell office:value-type="float" office:value="81.263145" calcext:value-type="float">
            <text:p>81,263145</text:p>
          </table:table-cell>
          <table:table-cell office:value-type="float" office:value="79.698448" calcext:value-type="float">
            <text:p>79,69844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613403" calcext:value-type="float">
            <text:p>413,613403</text:p>
          </table:table-cell>
          <table:table-cell office:value-type="float" office:value="368.62735" calcext:value-type="float">
            <text:p>368,62735</text:p>
          </table:table-cell>
          <table:table-cell office:value-type="float" office:value="460.55249" calcext:value-type="float">
            <text:p>460,55249</text:p>
          </table:table-cell>
          <table:table-cell office:value-type="float" office:value="479.716553" calcext:value-type="float">
            <text:p>479,716553</text:p>
          </table:table-cell>
          <table:table-cell office:value-type="float" office:value="472.747437" calcext:value-type="float">
            <text:p>472,747437</text:p>
          </table:table-cell>
          <table:table-cell office:value-type="float" office:value="454.628601" calcext:value-type="float">
            <text:p>454,628601</text:p>
          </table:table-cell>
          <table:table-cell office:value-type="float" office:value="456.20285" calcext:value-type="float">
            <text:p>456,20285</text:p>
          </table:table-cell>
          <table:table-cell office:value-type="float" office:value="459.914673" calcext:value-type="float">
            <text:p>459,914673</text:p>
          </table:table-cell>
          <table:table-cell office:value-type="float" office:value="468.935852" calcext:value-type="float">
            <text:p>468,935852</text:p>
          </table:table-cell>
          <table:table-cell office:value-type="float" office:value="473.334412" calcext:value-type="float">
            <text:p>473,334412</text:p>
          </table:table-cell>
          <table:table-cell office:value-type="float" office:value="474.938385" calcext:value-type="float">
            <text:p>474,938385</text:p>
          </table:table-cell>
          <table:table-cell office:value-type="float" office:value="475.924744" calcext:value-type="float">
            <text:p>475,924744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3.391441" calcext:value-type="float">
            <text:p>113,391441</text:p>
          </table:table-cell>
          <table:table-cell office:value-type="float" office:value="99.943848" calcext:value-type="float">
            <text:p>99,943848</text:p>
          </table:table-cell>
          <table:table-cell office:value-type="float" office:value="131.706223" calcext:value-type="float">
            <text:p>131,706223</text:p>
          </table:table-cell>
          <table:table-cell office:value-type="float" office:value="148.282639" calcext:value-type="float">
            <text:p>148,282639</text:p>
          </table:table-cell>
          <table:table-cell office:value-type="float" office:value="122.340981" calcext:value-type="float">
            <text:p>122,340981</text:p>
          </table:table-cell>
          <table:table-cell office:value-type="float" office:value="146.540085" calcext:value-type="float">
            <text:p>146,540085</text:p>
          </table:table-cell>
          <table:table-cell office:value-type="float" office:value="146.969238" calcext:value-type="float">
            <text:p>146,969238</text:p>
          </table:table-cell>
          <table:table-cell office:value-type="float" office:value="152.135956" calcext:value-type="float">
            <text:p>152,135956</text:p>
          </table:table-cell>
          <table:table-cell office:value-type="float" office:value="156.132294" calcext:value-type="float">
            <text:p>156,132294</text:p>
          </table:table-cell>
          <table:table-cell office:value-type="float" office:value="168.65799" calcext:value-type="float">
            <text:p>168,65799</text:p>
          </table:table-cell>
          <table:table-cell office:value-type="float" office:value="189.729492" calcext:value-type="float">
            <text:p>189,729492</text:p>
          </table:table-cell>
          <table:table-cell office:value-type="float" office:value="193.794952" calcext:value-type="float">
            <text:p>193,79495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2.015972" calcext:value-type="float">
            <text:p>62,015972</text:p>
          </table:table-cell>
          <table:table-cell office:value-type="float" office:value="61.220798" calcext:value-type="float">
            <text:p>61,220798</text:p>
          </table:table-cell>
          <table:table-cell office:value-type="float" office:value="63.185516" calcext:value-type="float">
            <text:p>63,185516</text:p>
          </table:table-cell>
          <table:table-cell office:value-type="float" office:value="67.259094" calcext:value-type="float">
            <text:p>67,259094</text:p>
          </table:table-cell>
          <table:table-cell office:value-type="float" office:value="71.636101" calcext:value-type="float">
            <text:p>71,636101</text:p>
          </table:table-cell>
          <table:table-cell office:value-type="float" office:value="76.620232" calcext:value-type="float">
            <text:p>76,620232</text:p>
          </table:table-cell>
          <table:table-cell office:value-type="float" office:value="81.658836" calcext:value-type="float">
            <text:p>81,658836</text:p>
          </table:table-cell>
          <table:table-cell office:value-type="float" office:value="84.866737" calcext:value-type="float">
            <text:p>84,866737</text:p>
          </table:table-cell>
          <table:table-cell office:value-type="float" office:value="85.660492" calcext:value-type="float">
            <text:p>85,660492</text:p>
          </table:table-cell>
          <table:table-cell office:value-type="float" office:value="85.727951" calcext:value-type="float">
            <text:p>85,727951</text:p>
          </table:table-cell>
          <table:table-cell office:value-type="float" office:value="85.634903" calcext:value-type="float">
            <text:p>85,634903</text:p>
          </table:table-cell>
          <table:table-cell office:value-type="float" office:value="85.663261" calcext:value-type="float">
            <text:p>85,663261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7.190735" calcext:value-type="float">
            <text:p>327,190735</text:p>
          </table:table-cell>
          <table:table-cell office:value-type="float" office:value="294.977081" calcext:value-type="float">
            <text:p>294,977081</text:p>
          </table:table-cell>
          <table:table-cell office:value-type="float" office:value="341.310699" calcext:value-type="float">
            <text:p>341,310699</text:p>
          </table:table-cell>
          <table:table-cell office:value-type="float" office:value="354.099426" calcext:value-type="float">
            <text:p>354,099426</text:p>
          </table:table-cell>
          <table:table-cell office:value-type="float" office:value="361.131592" calcext:value-type="float">
            <text:p>361,131592</text:p>
          </table:table-cell>
          <table:table-cell office:value-type="float" office:value="362.85025" calcext:value-type="float">
            <text:p>362,85025</text:p>
          </table:table-cell>
          <table:table-cell office:value-type="float" office:value="371.752808" calcext:value-type="float">
            <text:p>371,752808</text:p>
          </table:table-cell>
          <table:table-cell office:value-type="float" office:value="415.247528" calcext:value-type="float">
            <text:p>415,247528</text:p>
          </table:table-cell>
          <table:table-cell office:value-type="float" office:value="376.830597" calcext:value-type="float">
            <text:p>376,830597</text:p>
          </table:table-cell>
          <table:table-cell office:value-type="float" office:value="365.3573" calcext:value-type="float">
            <text:p>365,3573</text:p>
          </table:table-cell>
          <table:table-cell office:value-type="float" office:value="322.206268" calcext:value-type="float">
            <text:p>322,206268</text:p>
          </table:table-cell>
          <table:table-cell office:value-type="float" office:value="337.634979" calcext:value-type="float">
            <text:p>337,6349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3.64856" calcext:value-type="float">
            <text:p>143,64856</text:p>
          </table:table-cell>
          <table:table-cell office:value-type="float" office:value="131.161331" calcext:value-type="float">
            <text:p>131,161331</text:p>
          </table:table-cell>
          <table:table-cell office:value-type="float" office:value="134.735367" calcext:value-type="float">
            <text:p>134,735367</text:p>
          </table:table-cell>
          <table:table-cell office:value-type="float" office:value="138.927109" calcext:value-type="float">
            <text:p>138,927109</text:p>
          </table:table-cell>
          <table:table-cell office:value-type="float" office:value="131.550507" calcext:value-type="float">
            <text:p>131,550507</text:p>
          </table:table-cell>
          <table:table-cell office:value-type="float" office:value="130.970245" calcext:value-type="float">
            <text:p>130,970245</text:p>
          </table:table-cell>
          <table:table-cell office:value-type="float" office:value="133.60173" calcext:value-type="float">
            <text:p>133,60173</text:p>
          </table:table-cell>
          <table:table-cell office:value-type="float" office:value="134.927002" calcext:value-type="float">
            <text:p>134,927002</text:p>
          </table:table-cell>
          <table:table-cell office:value-type="float" office:value="138.551697" calcext:value-type="float">
            <text:p>138,551697</text:p>
          </table:table-cell>
          <table:table-cell office:value-type="float" office:value="132.562012" calcext:value-type="float">
            <text:p>132,562012</text:p>
          </table:table-cell>
          <table:table-cell office:value-type="float" office:value="133.675751" calcext:value-type="float">
            <text:p>133,675751</text:p>
          </table:table-cell>
          <table:table-cell office:value-type="float" office:value="136.230499" calcext:value-type="float">
            <text:p>136,23049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6.282806" calcext:value-type="float">
            <text:p>56,282806</text:p>
          </table:table-cell>
          <table:table-cell office:value-type="float" office:value="54.009205" calcext:value-type="float">
            <text:p>54,009205</text:p>
          </table:table-cell>
          <table:table-cell office:value-type="float" office:value="60.434551" calcext:value-type="float">
            <text:p>60,434551</text:p>
          </table:table-cell>
          <table:table-cell office:value-type="float" office:value="67.110916" calcext:value-type="float">
            <text:p>67,110916</text:p>
          </table:table-cell>
          <table:table-cell office:value-type="float" office:value="71.122459" calcext:value-type="float">
            <text:p>71,122459</text:p>
          </table:table-cell>
          <table:table-cell office:value-type="float" office:value="73.396576" calcext:value-type="float">
            <text:p>73,396576</text:p>
          </table:table-cell>
          <table:table-cell office:value-type="float" office:value="76.794785" calcext:value-type="float">
            <text:p>76,794785</text:p>
          </table:table-cell>
          <table:table-cell office:value-type="float" office:value="80.939583" calcext:value-type="float">
            <text:p>80,939583</text:p>
          </table:table-cell>
          <table:table-cell office:value-type="float" office:value="78.313728" calcext:value-type="float">
            <text:p>78,313728</text:p>
          </table:table-cell>
          <table:table-cell office:value-type="float" office:value="77.778549" calcext:value-type="float">
            <text:p>77,778549</text:p>
          </table:table-cell>
          <table:table-cell office:value-type="float" office:value="77.460297" calcext:value-type="float">
            <text:p>77,460297</text:p>
          </table:table-cell>
          <table:table-cell office:value-type="float" office:value="77.257996" calcext:value-type="float">
            <text:p>77,2579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8.143417" calcext:value-type="float">
            <text:p>218,143417</text:p>
          </table:table-cell>
          <table:table-cell office:value-type="float" office:value="214.366699" calcext:value-type="float">
            <text:p>214,366699</text:p>
          </table:table-cell>
          <table:table-cell office:value-type="float" office:value="246.752838" calcext:value-type="float">
            <text:p>246,752838</text:p>
          </table:table-cell>
          <table:table-cell office:value-type="float" office:value="215.082809" calcext:value-type="float">
            <text:p>215,082809</text:p>
          </table:table-cell>
          <table:table-cell office:value-type="float" office:value="242.764771" calcext:value-type="float">
            <text:p>242,764771</text:p>
          </table:table-cell>
          <table:table-cell office:value-type="float" office:value="236.129425" calcext:value-type="float">
            <text:p>236,129425</text:p>
          </table:table-cell>
          <table:table-cell office:value-type="float" office:value="238.027527" calcext:value-type="float">
            <text:p>238,027527</text:p>
          </table:table-cell>
          <table:table-cell office:value-type="float" office:value="251.260345" calcext:value-type="float">
            <text:p>251,260345</text:p>
          </table:table-cell>
          <table:table-cell office:value-type="float" office:value="220.111572" calcext:value-type="float">
            <text:p>220,111572</text:p>
          </table:table-cell>
          <table:table-cell office:value-type="float" office:value="221.132019" calcext:value-type="float">
            <text:p>221,132019</text:p>
          </table:table-cell>
          <table:table-cell office:value-type="float" office:value="226.029083" calcext:value-type="float">
            <text:p>226,029083</text:p>
          </table:table-cell>
          <table:table-cell office:value-type="float" office:value="229.570496" calcext:value-type="float">
            <text:p>229,5704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16.666885" calcext:value-type="float">
            <text:p>216,666885</text:p>
          </table:table-cell>
          <table:table-cell office:value-type="float" office:value="211.948929" calcext:value-type="float">
            <text:p>211,948929</text:p>
          </table:table-cell>
          <table:table-cell office:value-type="float" office:value="231.949951" calcext:value-type="float">
            <text:p>231,949951</text:p>
          </table:table-cell>
          <table:table-cell office:value-type="float" office:value="240.909851" calcext:value-type="float">
            <text:p>240,909851</text:p>
          </table:table-cell>
          <table:table-cell office:value-type="float" office:value="248.894821" calcext:value-type="float">
            <text:p>248,894821</text:p>
          </table:table-cell>
          <table:table-cell office:value-type="float" office:value="232.057449" calcext:value-type="float">
            <text:p>232,057449</text:p>
          </table:table-cell>
          <table:table-cell office:value-type="float" office:value="212.723358" calcext:value-type="float">
            <text:p>212,723358</text:p>
          </table:table-cell>
          <table:table-cell office:value-type="float" office:value="218.156448" calcext:value-type="float">
            <text:p>218,156448</text:p>
          </table:table-cell>
          <table:table-cell office:value-type="float" office:value="222.636444" calcext:value-type="float">
            <text:p>222,636444</text:p>
          </table:table-cell>
          <table:table-cell office:value-type="float" office:value="221.332184" calcext:value-type="float">
            <text:p>221,332184</text:p>
          </table:table-cell>
          <table:table-cell office:value-type="float" office:value="240.988251" calcext:value-type="float">
            <text:p>240,988251</text:p>
          </table:table-cell>
          <table:table-cell office:value-type="float" office:value="226.837997" calcext:value-type="float">
            <text:p>226,8379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1.616062" calcext:value-type="float">
            <text:p>41,616062</text:p>
          </table:table-cell>
          <table:table-cell office:value-type="float" office:value="41.381828" calcext:value-type="float">
            <text:p>41,381828</text:p>
          </table:table-cell>
          <table:table-cell office:value-type="float" office:value="45.202629" calcext:value-type="float">
            <text:p>45,202629</text:p>
          </table:table-cell>
          <table:table-cell office:value-type="float" office:value="44.004303" calcext:value-type="float">
            <text:p>44,004303</text:p>
          </table:table-cell>
          <table:table-cell office:value-type="float" office:value="42.73175" calcext:value-type="float">
            <text:p>42,73175</text:p>
          </table:table-cell>
          <table:table-cell office:value-type="float" office:value="41.984581" calcext:value-type="float">
            <text:p>41,984581</text:p>
          </table:table-cell>
          <table:table-cell office:value-type="float" office:value="43.19323" calcext:value-type="float">
            <text:p>43,19323</text:p>
          </table:table-cell>
          <table:table-cell office:value-type="float" office:value="46.67498" calcext:value-type="float">
            <text:p>46,67498</text:p>
          </table:table-cell>
          <table:table-cell office:value-type="float" office:value="42.459991" calcext:value-type="float">
            <text:p>42,459991</text:p>
          </table:table-cell>
          <table:table-cell office:value-type="float" office:value="42.844818" calcext:value-type="float">
            <text:p>42,844818</text:p>
          </table:table-cell>
          <table:table-cell office:value-type="float" office:value="42.541492" calcext:value-type="float">
            <text:p>42,541492</text:p>
          </table:table-cell>
          <table:table-cell office:value-type="float" office:value="42.898556" calcext:value-type="float">
            <text:p>42,8985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3.309322" calcext:value-type="float">
            <text:p>33,309322</text:p>
          </table:table-cell>
          <table:table-cell office:value-type="float" office:value="33.662697" calcext:value-type="float">
            <text:p>33,662697</text:p>
          </table:table-cell>
          <table:table-cell office:value-type="float" office:value="33.562832" calcext:value-type="float">
            <text:p>33,562832</text:p>
          </table:table-cell>
          <table:table-cell office:value-type="float" office:value="35.384098" calcext:value-type="float">
            <text:p>35,384098</text:p>
          </table:table-cell>
          <table:table-cell office:value-type="float" office:value="36.968376" calcext:value-type="float">
            <text:p>36,968376</text:p>
          </table:table-cell>
          <table:table-cell office:value-type="float" office:value="37.090023" calcext:value-type="float">
            <text:p>37,090023</text:p>
          </table:table-cell>
          <table:table-cell office:value-type="float" office:value="38.232121" calcext:value-type="float">
            <text:p>38,232121</text:p>
          </table:table-cell>
          <table:table-cell office:value-type="float" office:value="38.12006" calcext:value-type="float">
            <text:p>38,12006</text:p>
          </table:table-cell>
          <table:table-cell office:value-type="float" office:value="42.395473" calcext:value-type="float">
            <text:p>42,395473</text:p>
          </table:table-cell>
          <table:table-cell office:value-type="float" office:value="41.117664" calcext:value-type="float">
            <text:p>41,117664</text:p>
          </table:table-cell>
          <table:table-cell office:value-type="float" office:value="40.535522" calcext:value-type="float">
            <text:p>40,535522</text:p>
          </table:table-cell>
          <table:table-cell office:value-type="float" office:value="39.545597" calcext:value-type="float">
            <text:p>39,5455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079812" calcext:value-type="float">
            <text:p>7,079812</text:p>
          </table:table-cell>
          <table:table-cell office:value-type="float" office:value="7.040736" calcext:value-type="float">
            <text:p>7,040736</text:p>
          </table:table-cell>
          <table:table-cell office:value-type="float" office:value="7.235604" calcext:value-type="float">
            <text:p>7,235604</text:p>
          </table:table-cell>
          <table:table-cell office:value-type="float" office:value="7.516031" calcext:value-type="float">
            <text:p>7,516031</text:p>
          </table:table-cell>
          <table:table-cell office:value-type="float" office:value="7.320034" calcext:value-type="float">
            <text:p>7,320034</text:p>
          </table:table-cell>
          <table:table-cell office:value-type="float" office:value="7.068558" calcext:value-type="float">
            <text:p>7,068558</text:p>
          </table:table-cell>
          <table:table-cell office:value-type="float" office:value="7.811537" calcext:value-type="float">
            <text:p>7,811537</text:p>
          </table:table-cell>
          <table:table-cell office:value-type="float" office:value="8.174174" calcext:value-type="float">
            <text:p>8,174174</text:p>
          </table:table-cell>
          <table:table-cell office:value-type="float" office:value="8.787634" calcext:value-type="float">
            <text:p>8,787634</text:p>
          </table:table-cell>
          <table:table-cell office:value-type="float" office:value="9.484248" calcext:value-type="float">
            <text:p>9,484248</text:p>
          </table:table-cell>
          <table:table-cell office:value-type="float" office:value="9.517114" calcext:value-type="float">
            <text:p>9,517114</text:p>
          </table:table-cell>
          <table:table-cell office:value-type="float" office:value="9.118312" calcext:value-type="float">
            <text:p>9,1183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3.907364" calcext:value-type="float">
            <text:p>233,907364</text:p>
          </table:table-cell>
          <table:table-cell office:value-type="float" office:value="235.158676" calcext:value-type="float">
            <text:p>235,158676</text:p>
          </table:table-cell>
          <table:table-cell office:value-type="float" office:value="250.171005" calcext:value-type="float">
            <text:p>250,171005</text:p>
          </table:table-cell>
          <table:table-cell office:value-type="float" office:value="246.732773" calcext:value-type="float">
            <text:p>246,732773</text:p>
          </table:table-cell>
          <table:table-cell office:value-type="float" office:value="239.283951" calcext:value-type="float">
            <text:p>239,283951</text:p>
          </table:table-cell>
          <table:table-cell office:value-type="float" office:value="236.783081" calcext:value-type="float">
            <text:p>236,783081</text:p>
          </table:table-cell>
          <table:table-cell office:value-type="float" office:value="251.060043" calcext:value-type="float">
            <text:p>251,060043</text:p>
          </table:table-cell>
          <table:table-cell office:value-type="float" office:value="243.26033" calcext:value-type="float">
            <text:p>243,26033</text:p>
          </table:table-cell>
          <table:table-cell office:value-type="float" office:value="246.443497" calcext:value-type="float">
            <text:p>246,443497</text:p>
          </table:table-cell>
          <table:table-cell office:value-type="float" office:value="240.654205" calcext:value-type="float">
            <text:p>240,654205</text:p>
          </table:table-cell>
          <table:table-cell office:value-type="float" office:value="234.153915" calcext:value-type="float">
            <text:p>234,153915</text:p>
          </table:table-cell>
          <table:table-cell office:value-type="float" office:value="247.552109" calcext:value-type="float">
            <text:p>247,55210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12" office:value-type="float" office:value="853.587524" calcext:value-type="float">
            <text:p>853,587524</text:p>
          </table:table-cell>
          <table:table-cell table:number-columns-repeated="8"/>
          <table:table-cell table:style-name="ce18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28.553705" calcext:value-type="float">
            <text:p>28,553705</text:p>
          </table:table-cell>
          <table:table-cell office:value-type="float" office:value="29.05278" calcext:value-type="float">
            <text:p>29,05278</text:p>
          </table:table-cell>
          <table:table-cell office:value-type="float" office:value="28.677353" calcext:value-type="float">
            <text:p>28,677353</text:p>
          </table:table-cell>
          <table:table-cell office:value-type="float" office:value="29.573292" calcext:value-type="float">
            <text:p>29,573292</text:p>
          </table:table-cell>
          <table:table-cell office:value-type="float" office:value="27.445395" calcext:value-type="float">
            <text:p>27,445395</text:p>
          </table:table-cell>
          <table:table-cell office:value-type="float" office:value="26.191811" calcext:value-type="float">
            <text:p>26,191811</text:p>
          </table:table-cell>
          <table:table-cell office:value-type="float" office:value="29.461323" calcext:value-type="float">
            <text:p>29,461323</text:p>
          </table:table-cell>
          <table:table-cell office:value-type="float" office:value="28.753109" calcext:value-type="float">
            <text:p>28,753109</text:p>
          </table:table-cell>
          <table:table-cell office:value-type="float" office:value="29.023178" calcext:value-type="float">
            <text:p>29,023178</text:p>
          </table:table-cell>
          <table:table-cell office:value-type="float" office:value="30.547091" calcext:value-type="float">
            <text:p>30,547091</text:p>
          </table:table-cell>
          <table:table-cell office:value-type="float" office:value="29.875702" calcext:value-type="float">
            <text:p>29,875702</text:p>
          </table:table-cell>
          <table:table-cell office:value-type="float" office:value="30.612381" calcext:value-type="float">
            <text:p>30,6123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5.877647" calcext:value-type="float">
            <text:p>35,877647</text:p>
          </table:table-cell>
          <table:table-cell office:value-type="float" office:value="35.38385" calcext:value-type="float">
            <text:p>35,38385</text:p>
          </table:table-cell>
          <table:table-cell office:value-type="float" office:value="35.527779" calcext:value-type="float">
            <text:p>35,527779</text:p>
          </table:table-cell>
          <table:table-cell office:value-type="float" office:value="34.788864" calcext:value-type="float">
            <text:p>34,788864</text:p>
          </table:table-cell>
          <table:table-cell office:value-type="float" office:value="38.711105" calcext:value-type="float">
            <text:p>38,711105</text:p>
          </table:table-cell>
          <table:table-cell office:value-type="float" office:value="41.640945" calcext:value-type="float">
            <text:p>41,640945</text:p>
          </table:table-cell>
          <table:table-cell office:value-type="float" office:value="45.788765" calcext:value-type="float">
            <text:p>45,788765</text:p>
          </table:table-cell>
          <table:table-cell office:value-type="float" office:value="46.766319" calcext:value-type="float">
            <text:p>46,766319</text:p>
          </table:table-cell>
          <table:table-cell office:value-type="float" office:value="52.064583" calcext:value-type="float">
            <text:p>52,064583</text:p>
          </table:table-cell>
          <table:table-cell office:value-type="float" office:value="54.445404" calcext:value-type="float">
            <text:p>54,445404</text:p>
          </table:table-cell>
          <table:table-cell office:value-type="float" office:value="48.660217" calcext:value-type="float">
            <text:p>48,660217</text:p>
          </table:table-cell>
          <table:table-cell office:value-type="float" office:value="44.891571" calcext:value-type="float">
            <text:p>44,891571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8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8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6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13" office:value-type="string" calcext:value-type="string">
            <text:p>% do Erro Absoluto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956046657132642" calcext:value-type="percentage">
            <text:p>9,560%</text:p>
          </table:table-cell>
          <table:table-cell table:formula="of:=(ABS([$Registrado.C2] - [$Previsto.C2])/[$Registrado.C2])" office:value-type="percentage" office:value="0.0695810615547636" calcext:value-type="percentage">
            <text:p>6,958%</text:p>
          </table:table-cell>
          <table:table-cell table:formula="of:=(ABS([$Registrado.D2] - [$Previsto.D2])/[$Registrado.D2])" office:value-type="percentage" office:value="0.120427846534654" calcext:value-type="percentage">
            <text:p>12,043%</text:p>
          </table:table-cell>
          <table:table-cell table:formula="of:=(ABS([$Registrado.E2] - [$Previsto.E2])/[$Registrado.E2])" office:value-type="percentage" office:value="0.0686503496503497" calcext:value-type="percentage">
            <text:p>6,865%</text:p>
          </table:table-cell>
          <table:table-cell table:formula="of:=(ABS([$Registrado.F2] - [$Previsto.F2])/[$Registrado.F2])" office:value-type="percentage" office:value="0.0830019987208186" calcext:value-type="percentage">
            <text:p>8,300%</text:p>
          </table:table-cell>
          <table:table-cell table:formula="of:=(ABS([$Registrado.G2] - [$Previsto.G2])/[$Registrado.G2])" office:value-type="percentage" office:value="0.0359142338776182" calcext:value-type="percentage">
            <text:p>3,591%</text:p>
          </table:table-cell>
          <table:table-cell table:formula="of:=(ABS([$Registrado.H2] - [$Previsto.H2])/[$Registrado.H2])" office:value-type="percentage" office:value="0.184905077262693" calcext:value-type="percentage">
            <text:p>18,491%</text:p>
          </table:table-cell>
          <table:table-cell table:formula="of:=(ABS([$Registrado.I2] - [$Previsto.I2])/[$Registrado.I2])" office:value-type="percentage" office:value="0.278940142318962" calcext:value-type="percentage">
            <text:p>27,894%</text:p>
          </table:table-cell>
          <table:table-cell table:formula="of:=(ABS([$Registrado.J2] - [$Previsto.J2])/[$Registrado.J2])" office:value-type="percentage" office:value="0.180388710417623" calcext:value-type="percentage">
            <text:p>18,039%</text:p>
          </table:table-cell>
          <table:table-cell table:formula="of:=(ABS([$Registrado.K2] - [$Previsto.K2])/[$Registrado.K2])" office:value-type="percentage" office:value="0.249271066481157" calcext:value-type="percentage">
            <text:p>24,927%</text:p>
          </table:table-cell>
          <table:table-cell table:formula="of:=(ABS([$Registrado.L2] - [$Previsto.L2])/[$Registrado.L2])" office:value-type="percentage" office:value="0.183863146126529" calcext:value-type="percentage">
            <text:p>18,386%</text:p>
          </table:table-cell>
          <table:table-cell table:formula="of:=(ABS([$Registrado.M2] - [$Previsto.M2])/[$Registrado.M2])" office:value-type="percentage" office:value="0.199354822834646" calcext:value-type="percentage">
            <text:p>19,935%</text:p>
          </table:table-cell>
          <table:table-cell table:formula="of:=AVERAGE([.B2:.M2])" office:value-type="percentage" office:value="0.145825260124423" calcext:value-type="percentage">
            <text:p>14,583%</text:p>
          </table:table-cell>
          <table:table-cell table:formula="of:=STDEV([.B2:.M2])" office:value-type="percentage" office:value="0.0777047108551639" calcext:value-type="percentage">
            <text:p>7,77%</text:p>
          </table:table-cell>
          <table:table-cell table:formula="of:=ABS(SUM([$Registrado.B2:.M2]) -SUM([$Previsto.B2:.M2]))/SUM([$Registrado.B2:.M2])" office:value-type="percentage" office:value="0.117329278441673" calcext:value-type="percentage">
            <text:p>11,733%</text:p>
          </table:table-cell>
          <table:table-cell table:formula="of:=COUNTIF([.B2:.M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143272384833889" calcext:value-type="percentage">
            <text:p>14,327%</text:p>
          </table:table-cell>
          <table:table-cell table:formula="of:=(ABS([$Registrado.C3] - [$Previsto.C3])/[$Registrado.C3])" office:value-type="percentage" office:value="0.0745074066758839" calcext:value-type="percentage">
            <text:p>7,451%</text:p>
          </table:table-cell>
          <table:table-cell table:formula="of:=(ABS([$Registrado.D3] - [$Previsto.D3])/[$Registrado.D3])" office:value-type="percentage" office:value="0.0685501778662576" calcext:value-type="percentage">
            <text:p>6,855%</text:p>
          </table:table-cell>
          <table:table-cell table:formula="of:=(ABS([$Registrado.E3] - [$Previsto.E3])/[$Registrado.E3])" office:value-type="percentage" office:value="0.118362247580171" calcext:value-type="percentage">
            <text:p>11,836%</text:p>
          </table:table-cell>
          <table:table-cell table:formula="of:=(ABS([$Registrado.F3] - [$Previsto.F3])/[$Registrado.F3])" office:value-type="percentage" office:value="0.251124515863206" calcext:value-type="percentage">
            <text:p>25,112%</text:p>
          </table:table-cell>
          <table:table-cell table:formula="of:=(ABS([$Registrado.G3] - [$Previsto.G3])/[$Registrado.G3])" office:value-type="percentage" office:value="0.204809547090982" calcext:value-type="percentage">
            <text:p>20,481%</text:p>
          </table:table-cell>
          <table:table-cell table:formula="of:=(ABS([$Registrado.H3] - [$Previsto.H3])/[$Registrado.H3])" office:value-type="percentage" office:value="0.0344481599370551" calcext:value-type="percentage">
            <text:p>3,445%</text:p>
          </table:table-cell>
          <table:table-cell table:formula="of:=(ABS([$Registrado.I3] - [$Previsto.I3])/[$Registrado.I3])" office:value-type="percentage" office:value="0.140860028414355" calcext:value-type="percentage">
            <text:p>14,086%</text:p>
          </table:table-cell>
          <table:table-cell table:formula="of:=(ABS([$Registrado.J3] - [$Previsto.J3])/[$Registrado.J3])" office:value-type="percentage" office:value="0.017993554723467" calcext:value-type="percentage">
            <text:p>1,799%</text:p>
          </table:table-cell>
          <table:table-cell table:formula="of:=(ABS([$Registrado.K3] - [$Previsto.K3])/[$Registrado.K3])" office:value-type="percentage" office:value="0.24912137320563" calcext:value-type="percentage">
            <text:p>24,912%</text:p>
          </table:table-cell>
          <table:table-cell table:formula="of:=(ABS([$Registrado.L3] - [$Previsto.L3])/[$Registrado.L3])" office:value-type="percentage" office:value="0.198354291934481" calcext:value-type="percentage">
            <text:p>19,835%</text:p>
          </table:table-cell>
          <table:table-cell table:formula="of:=(ABS([$Registrado.M3] - [$Previsto.M3])/[$Registrado.M3])" office:value-type="percentage" office:value="0.160180505711859" calcext:value-type="percentage">
            <text:p>16,018%</text:p>
          </table:table-cell>
          <table:table-cell table:formula="of:=AVERAGE([.B3:.M3])" office:value-type="percentage" office:value="0.138465349486436" calcext:value-type="percentage">
            <text:p>13,847%</text:p>
          </table:table-cell>
          <table:table-cell table:formula="of:=STDEV([.B3:.M3])" office:value-type="percentage" office:value="0.0787062345087067" calcext:value-type="percentage">
            <text:p>7,87%</text:p>
          </table:table-cell>
          <table:table-cell table:formula="of:=ABS(SUM([$Registrado.B3:.M3]) -SUM([$Previsto.B3:.M3]))/SUM([$Registrado.B3:.M3])" office:value-type="percentage" office:value="0.117468179553267" calcext:value-type="percentage">
            <text:p>11,747%</text:p>
          </table:table-cell>
          <table:table-cell table:formula="of:=COUNTIF([.B3:.M3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29474357651429" calcext:value-type="percentage">
            <text:p>12,947%</text:p>
          </table:table-cell>
          <table:table-cell table:formula="of:=(ABS([$Registrado.C4] - [$Previsto.C4])/[$Registrado.C4])" office:value-type="percentage" office:value="0.0485252100840336" calcext:value-type="percentage">
            <text:p>4,853%</text:p>
          </table:table-cell>
          <table:table-cell table:formula="of:=(ABS([$Registrado.D4] - [$Previsto.D4])/[$Registrado.D4])" office:value-type="percentage" office:value="0.288725394548063" calcext:value-type="percentage">
            <text:p>28,873%</text:p>
          </table:table-cell>
          <table:table-cell table:formula="of:=(ABS([$Registrado.E4] - [$Previsto.E4])/[$Registrado.E4])" office:value-type="percentage" office:value="0.152559905412507" calcext:value-type="percentage">
            <text:p>15,256%</text:p>
          </table:table-cell>
          <table:table-cell table:formula="of:=(ABS([$Registrado.F4] - [$Previsto.F4])/[$Registrado.F4])" office:value-type="percentage" office:value="0.18134126984127" calcext:value-type="percentage">
            <text:p>18,134%</text:p>
          </table:table-cell>
          <table:table-cell table:formula="of:=(ABS([$Registrado.G4] - [$Previsto.G4])/[$Registrado.G4])" office:value-type="percentage" office:value="0.320094623655914" calcext:value-type="percentage">
            <text:p>32,009%</text:p>
          </table:table-cell>
          <table:table-cell table:formula="of:=(ABS([$Registrado.H4] - [$Previsto.H4])/[$Registrado.H4])" office:value-type="percentage" office:value="0.117979024086748" calcext:value-type="percentage">
            <text:p>11,798%</text:p>
          </table:table-cell>
          <table:table-cell table:formula="of:=(ABS([$Registrado.I4] - [$Previsto.I4])/[$Registrado.I4])" office:value-type="percentage" office:value="0.0869184447187444" calcext:value-type="percentage">
            <text:p>8,692%</text:p>
          </table:table-cell>
          <table:table-cell table:formula="of:=(ABS([$Registrado.J4] - [$Previsto.J4])/[$Registrado.J4])" office:value-type="percentage" office:value="0.0301599542334095" calcext:value-type="percentage">
            <text:p>3,016%</text:p>
          </table:table-cell>
          <table:table-cell table:formula="of:=(ABS([$Registrado.K4] - [$Previsto.K4])/[$Registrado.K4])" office:value-type="percentage" office:value="0.236054566123532" calcext:value-type="percentage">
            <text:p>23,605%</text:p>
          </table:table-cell>
          <table:table-cell table:formula="of:=(ABS([$Registrado.L4] - [$Previsto.L4])/[$Registrado.L4])" office:value-type="percentage" office:value="0.850437083457674" calcext:value-type="percentage">
            <text:p>85,044%</text:p>
          </table:table-cell>
          <table:table-cell table:formula="of:=(ABS([$Registrado.M4] - [$Previsto.M4])/[$Registrado.M4])" office:value-type="percentage" office:value="0.519676715007333" calcext:value-type="percentage">
            <text:p>51,968%</text:p>
          </table:table-cell>
          <table:table-cell table:formula="of:=AVERAGE([.B4:.M4])" office:value-type="percentage" office:value="0.246828879068388" calcext:value-type="percentage">
            <text:p>24,683%</text:p>
          </table:table-cell>
          <table:table-cell table:formula="of:=STDEV([.B4:.M4])" office:value-type="percentage" office:value="0.233825659502441" calcext:value-type="percentage">
            <text:p>23,38%</text:p>
          </table:table-cell>
          <table:table-cell table:formula="of:=ABS(SUM([$Registrado.B4:.M4]) -SUM([$Previsto.B4:.M4]))/SUM([$Registrado.B4:.M4])" office:value-type="percentage" office:value="0.221354556274084" calcext:value-type="percentage">
            <text:p>22,135%</text:p>
          </table:table-cell>
          <table:table-cell table:formula="of:=COUNTIF([.B4:.M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127006482413236" calcext:value-type="percentage">
            <text:p>12,701%</text:p>
          </table:table-cell>
          <table:table-cell table:formula="of:=(ABS([$Registrado.C5] - [$Previsto.C5])/[$Registrado.C5])" office:value-type="percentage" office:value="0.0242237550657857" calcext:value-type="percentage">
            <text:p>2,422%</text:p>
          </table:table-cell>
          <table:table-cell table:formula="of:=(ABS([$Registrado.D5] - [$Previsto.D5])/[$Registrado.D5])" office:value-type="percentage" office:value="0.0626252708832962" calcext:value-type="percentage">
            <text:p>6,263%</text:p>
          </table:table-cell>
          <table:table-cell table:formula="of:=(ABS([$Registrado.E5] - [$Previsto.E5])/[$Registrado.E5])" office:value-type="percentage" office:value="0.100910535219555" calcext:value-type="percentage">
            <text:p>10,091%</text:p>
          </table:table-cell>
          <table:table-cell table:formula="of:=(ABS([$Registrado.F5] - [$Previsto.F5])/[$Registrado.F5])" office:value-type="percentage" office:value="0.0904991838887075" calcext:value-type="percentage">
            <text:p>9,050%</text:p>
          </table:table-cell>
          <table:table-cell table:formula="of:=(ABS([$Registrado.G5] - [$Previsto.G5])/[$Registrado.G5])" office:value-type="percentage" office:value="0.097154716320044" calcext:value-type="percentage">
            <text:p>9,715%</text:p>
          </table:table-cell>
          <table:table-cell table:formula="of:=(ABS([$Registrado.H5] - [$Previsto.H5])/[$Registrado.H5])" office:value-type="percentage" office:value="0.310793152474639" calcext:value-type="percentage">
            <text:p>31,079%</text:p>
          </table:table-cell>
          <table:table-cell table:formula="of:=(ABS([$Registrado.I5] - [$Previsto.I5])/[$Registrado.I5])" office:value-type="percentage" office:value="0.333537065730767" calcext:value-type="percentage">
            <text:p>33,354%</text:p>
          </table:table-cell>
          <table:table-cell table:formula="of:=(ABS([$Registrado.J5] - [$Previsto.J5])/[$Registrado.J5])" office:value-type="percentage" office:value="0.209586452994226" calcext:value-type="percentage">
            <text:p>20,959%</text:p>
          </table:table-cell>
          <table:table-cell table:formula="of:=(ABS([$Registrado.K5] - [$Previsto.K5])/[$Registrado.K5])" office:value-type="percentage" office:value="0.287829867230643" calcext:value-type="percentage">
            <text:p>28,783%</text:p>
          </table:table-cell>
          <table:table-cell table:formula="of:=(ABS([$Registrado.L5] - [$Previsto.L5])/[$Registrado.L5])" office:value-type="percentage" office:value="0.301133348812011" calcext:value-type="percentage">
            <text:p>30,113%</text:p>
          </table:table-cell>
          <table:table-cell table:formula="of:=(ABS([$Registrado.M5] - [$Previsto.M5])/[$Registrado.M5])" office:value-type="percentage" office:value="0.200155922239294" calcext:value-type="percentage">
            <text:p>20,016%</text:p>
          </table:table-cell>
          <table:table-cell table:formula="of:=AVERAGE([.B5:.M5])" office:value-type="percentage" office:value="0.17878797943935" calcext:value-type="percentage">
            <text:p>17,879%</text:p>
          </table:table-cell>
          <table:table-cell table:formula="of:=STDEV([.B5:.M5])" office:value-type="percentage" office:value="0.10880562243326" calcext:value-type="percentage">
            <text:p>10,88%</text:p>
          </table:table-cell>
          <table:table-cell table:formula="of:=ABS(SUM([$Registrado.B5:.M5]) -SUM([$Previsto.B5:.M5]))/SUM([$Registrado.B5:.M5])" office:value-type="percentage" office:value="0.181786911090949" calcext:value-type="percentage">
            <text:p>18,179%</text:p>
          </table:table-cell>
          <table:table-cell table:formula="of:=COUNTIF([.B5:.M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744175885638991" calcext:value-type="percentage">
            <text:p>7,442%</text:p>
          </table:table-cell>
          <table:table-cell table:formula="of:=(ABS([$Registrado.C6] - [$Previsto.C6])/[$Registrado.C6])" office:value-type="percentage" office:value="0.0319958304935253" calcext:value-type="percentage">
            <text:p>3,200%</text:p>
          </table:table-cell>
          <table:table-cell table:formula="of:=(ABS([$Registrado.D6] - [$Previsto.D6])/[$Registrado.D6])" office:value-type="percentage" office:value="0.0389438479876827" calcext:value-type="percentage">
            <text:p>3,894%</text:p>
          </table:table-cell>
          <table:table-cell table:formula="of:=(ABS([$Registrado.E6] - [$Previsto.E6])/[$Registrado.E6])" office:value-type="percentage" office:value="0.019843049825012" calcext:value-type="percentage">
            <text:p>1,984%</text:p>
          </table:table-cell>
          <table:table-cell table:formula="of:=(ABS([$Registrado.F6] - [$Previsto.F6])/[$Registrado.F6])" office:value-type="percentage" office:value="0.154918981809926" calcext:value-type="percentage">
            <text:p>15,492%</text:p>
          </table:table-cell>
          <table:table-cell table:formula="of:=(ABS([$Registrado.G6] - [$Previsto.G6])/[$Registrado.G6])" office:value-type="percentage" office:value="0.217759940663194" calcext:value-type="percentage">
            <text:p>21,776%</text:p>
          </table:table-cell>
          <table:table-cell table:formula="of:=(ABS([$Registrado.H6] - [$Previsto.H6])/[$Registrado.H6])" office:value-type="percentage" office:value="0.0581698858826444" calcext:value-type="percentage">
            <text:p>5,817%</text:p>
          </table:table-cell>
          <table:table-cell table:formula="of:=(ABS([$Registrado.I6] - [$Previsto.I6])/[$Registrado.I6])" office:value-type="percentage" office:value="0.0597177953997997" calcext:value-type="percentage">
            <text:p>5,972%</text:p>
          </table:table-cell>
          <table:table-cell table:formula="of:=(ABS([$Registrado.J6] - [$Previsto.J6])/[$Registrado.J6])" office:value-type="percentage" office:value="0.116546013623549" calcext:value-type="percentage">
            <text:p>11,655%</text:p>
          </table:table-cell>
          <table:table-cell table:formula="of:=(ABS([$Registrado.K6] - [$Previsto.K6])/[$Registrado.K6])" office:value-type="percentage" office:value="0.188532466741201" calcext:value-type="percentage">
            <text:p>18,853%</text:p>
          </table:table-cell>
          <table:table-cell table:formula="of:=(ABS([$Registrado.L6] - [$Previsto.L6])/[$Registrado.L6])" office:value-type="percentage" office:value="0.210260123189232" calcext:value-type="percentage">
            <text:p>21,026%</text:p>
          </table:table-cell>
          <table:table-cell table:formula="of:=(ABS([$Registrado.M6] - [$Previsto.M6])/[$Registrado.M6])" office:value-type="percentage" office:value="0.050957917670425" calcext:value-type="percentage">
            <text:p>5,096%</text:p>
          </table:table-cell>
          <table:table-cell table:formula="of:=AVERAGE([.B6:.M6])" office:value-type="percentage" office:value="0.101838620154174" calcext:value-type="percentage">
            <text:p>10,184%</text:p>
          </table:table-cell>
          <table:table-cell table:formula="of:=STDEV([.B6:.M6])" office:value-type="percentage" office:value="0.0728145542380851" calcext:value-type="percentage">
            <text:p>7,28%</text:p>
          </table:table-cell>
          <table:table-cell table:formula="of:=ABS(SUM([$Registrado.B6:.M6]) -SUM([$Previsto.B6:.M6]))/SUM([$Registrado.B6:.M6])" office:value-type="percentage" office:value="0.0706250108994219" calcext:value-type="percentage">
            <text:p>7,063%</text:p>
          </table:table-cell>
          <table:table-cell table:formula="of:=COUNTIF([.B6:.M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18459950791881" calcext:value-type="percentage">
            <text:p>11,846%</text:p>
          </table:table-cell>
          <table:table-cell table:formula="of:=(ABS([$Registrado.C7] - [$Previsto.C7])/[$Registrado.C7])" office:value-type="percentage" office:value="0.0586856419401406" calcext:value-type="percentage">
            <text:p>5,869%</text:p>
          </table:table-cell>
          <table:table-cell table:formula="of:=(ABS([$Registrado.D7] - [$Previsto.D7])/[$Registrado.D7])" office:value-type="percentage" office:value="0.298563751948002" calcext:value-type="percentage">
            <text:p>29,856%</text:p>
          </table:table-cell>
          <table:table-cell table:formula="of:=(ABS([$Registrado.E7] - [$Previsto.E7])/[$Registrado.E7])" office:value-type="percentage" office:value="0.220176117652366" calcext:value-type="percentage">
            <text:p>22,018%</text:p>
          </table:table-cell>
          <table:table-cell table:formula="of:=(ABS([$Registrado.F7] - [$Previsto.F7])/[$Registrado.F7])" office:value-type="percentage" office:value="0.0967433105335157" calcext:value-type="percentage">
            <text:p>9,674%</text:p>
          </table:table-cell>
          <table:table-cell table:formula="of:=(ABS([$Registrado.G7] - [$Previsto.G7])/[$Registrado.G7])" office:value-type="percentage" office:value="0.111600945429376" calcext:value-type="percentage">
            <text:p>11,160%</text:p>
          </table:table-cell>
          <table:table-cell table:formula="of:=(ABS([$Registrado.H7] - [$Previsto.H7])/[$Registrado.H7])" office:value-type="percentage" office:value="0.0960823214194796" calcext:value-type="percentage">
            <text:p>9,608%</text:p>
          </table:table-cell>
          <table:table-cell table:formula="of:=(ABS([$Registrado.I7] - [$Previsto.I7])/[$Registrado.I7])" office:value-type="percentage" office:value="0.144599002675748" calcext:value-type="percentage">
            <text:p>14,460%</text:p>
          </table:table-cell>
          <table:table-cell table:formula="of:=(ABS([$Registrado.J7] - [$Previsto.J7])/[$Registrado.J7])" office:value-type="percentage" office:value="0.0548980883547876" calcext:value-type="percentage">
            <text:p>5,490%</text:p>
          </table:table-cell>
          <table:table-cell table:formula="of:=(ABS([$Registrado.K7] - [$Previsto.K7])/[$Registrado.K7])" office:value-type="percentage" office:value="0.184783061274175" calcext:value-type="percentage">
            <text:p>18,478%</text:p>
          </table:table-cell>
          <table:table-cell table:formula="of:=(ABS([$Registrado.L7] - [$Previsto.L7])/[$Registrado.L7])" office:value-type="percentage" office:value="0.16130695229655" calcext:value-type="percentage">
            <text:p>16,131%</text:p>
          </table:table-cell>
          <table:table-cell table:formula="of:=(ABS([$Registrado.M7] - [$Previsto.M7])/[$Registrado.M7])" office:value-type="percentage" office:value="0.112472786483523" calcext:value-type="percentage">
            <text:p>11,247%</text:p>
          </table:table-cell>
          <table:table-cell table:formula="of:=AVERAGE([.B7:.M7])" office:value-type="percentage" office:value="0.138197660899962" calcext:value-type="percentage">
            <text:p>13,820%</text:p>
          </table:table-cell>
          <table:table-cell table:formula="of:=STDEV([.B7:.M7])" office:value-type="percentage" office:value="0.0698666542584414" calcext:value-type="percentage">
            <text:p>6,99%</text:p>
          </table:table-cell>
          <table:table-cell table:formula="of:=ABS(SUM([$Registrado.B7:.M7]) -SUM([$Previsto.B7:.M7]))/SUM([$Registrado.B7:.M7])" office:value-type="percentage" office:value="0.00107154764493918" calcext:value-type="percentage">
            <text:p>0,107%</text:p>
          </table:table-cell>
          <table:table-cell table:formula="of:=COUNTIF([.B7:.M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91142069810165" calcext:value-type="percentage">
            <text:p>19,114%</text:p>
          </table:table-cell>
          <table:table-cell table:formula="of:=(ABS([$Registrado.C8] - [$Previsto.C8])/[$Registrado.C8])" office:value-type="percentage" office:value="0.102798484103206" calcext:value-type="percentage">
            <text:p>10,280%</text:p>
          </table:table-cell>
          <table:table-cell table:formula="of:=(ABS([$Registrado.D8] - [$Previsto.D8])/[$Registrado.D8])" office:value-type="percentage" office:value="0.0701098649165" calcext:value-type="percentage">
            <text:p>7,011%</text:p>
          </table:table-cell>
          <table:table-cell table:formula="of:=(ABS([$Registrado.E8] - [$Previsto.E8])/[$Registrado.E8])" office:value-type="percentage" office:value="0.0520499533040251" calcext:value-type="percentage">
            <text:p>5,205%</text:p>
          </table:table-cell>
          <table:table-cell table:formula="of:=(ABS([$Registrado.F8] - [$Previsto.F8])/[$Registrado.F8])" office:value-type="percentage" office:value="0.240295407041204" calcext:value-type="percentage">
            <text:p>24,030%</text:p>
          </table:table-cell>
          <table:table-cell table:formula="of:=(ABS([$Registrado.G8] - [$Previsto.G8])/[$Registrado.G8])" office:value-type="percentage" office:value="0.202754779945821" calcext:value-type="percentage">
            <text:p>20,275%</text:p>
          </table:table-cell>
          <table:table-cell table:formula="of:=(ABS([$Registrado.H8] - [$Previsto.H8])/[$Registrado.H8])" office:value-type="percentage" office:value="0.271919911863983" calcext:value-type="percentage">
            <text:p>27,192%</text:p>
          </table:table-cell>
          <table:table-cell table:formula="of:=(ABS([$Registrado.I8] - [$Previsto.I8])/[$Registrado.I8])" office:value-type="percentage" office:value="0.210069689834235" calcext:value-type="percentage">
            <text:p>21,007%</text:p>
          </table:table-cell>
          <table:table-cell table:formula="of:=(ABS([$Registrado.J8] - [$Previsto.J8])/[$Registrado.J8])" office:value-type="percentage" office:value="0.185956693301766" calcext:value-type="percentage">
            <text:p>18,596%</text:p>
          </table:table-cell>
          <table:table-cell table:formula="of:=(ABS([$Registrado.K8] - [$Previsto.K8])/[$Registrado.K8])" office:value-type="percentage" office:value="0.184470252523703" calcext:value-type="percentage">
            <text:p>18,447%</text:p>
          </table:table-cell>
          <table:table-cell table:formula="of:=(ABS([$Registrado.L8] - [$Previsto.L8])/[$Registrado.L8])" office:value-type="percentage" office:value="0.010464314964315" calcext:value-type="percentage">
            <text:p>1,046%</text:p>
          </table:table-cell>
          <table:table-cell table:formula="of:=(ABS([$Registrado.M8] - [$Previsto.M8])/[$Registrado.M8])" office:value-type="percentage" office:value="0.158634453781512" calcext:value-type="percentage">
            <text:p>15,863%</text:p>
          </table:table-cell>
          <table:table-cell table:formula="of:=AVERAGE([.B8:.M8])" office:value-type="percentage" office:value="0.156722156282536" calcext:value-type="percentage">
            <text:p>15,672%</text:p>
          </table:table-cell>
          <table:table-cell table:formula="of:=STDEV([.B8:.M8])" office:value-type="percentage" office:value="0.0802213148392283" calcext:value-type="percentage">
            <text:p>8,02%</text:p>
          </table:table-cell>
          <table:table-cell table:formula="of:=ABS(SUM([$Registrado.B8:.M8]) -SUM([$Previsto.B8:.M8]))/SUM([$Registrado.B8:.M8])" office:value-type="percentage" office:value="0.142457422593669" calcext:value-type="percentage">
            <text:p>14,246%</text:p>
          </table:table-cell>
          <table:table-cell table:formula="of:=COUNTIF([.B8:.M8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82807024789678" calcext:value-type="percentage">
            <text:p>18,281%</text:p>
          </table:table-cell>
          <table:table-cell table:formula="of:=(ABS([$Registrado.C9] - [$Previsto.C9])/[$Registrado.C9])" office:value-type="percentage" office:value="0.0565917212566167" calcext:value-type="percentage">
            <text:p>5,659%</text:p>
          </table:table-cell>
          <table:table-cell table:formula="of:=(ABS([$Registrado.D9] - [$Previsto.D9])/[$Registrado.D9])" office:value-type="percentage" office:value="0.0401115164535958" calcext:value-type="percentage">
            <text:p>4,011%</text:p>
          </table:table-cell>
          <table:table-cell table:formula="of:=(ABS([$Registrado.E9] - [$Previsto.E9])/[$Registrado.E9])" office:value-type="percentage" office:value="0.122832095340047" calcext:value-type="percentage">
            <text:p>12,283%</text:p>
          </table:table-cell>
          <table:table-cell table:formula="of:=(ABS([$Registrado.F9] - [$Previsto.F9])/[$Registrado.F9])" office:value-type="percentage" office:value="0.0659020318999937" calcext:value-type="percentage">
            <text:p>6,590%</text:p>
          </table:table-cell>
          <table:table-cell table:formula="of:=(ABS([$Registrado.G9] - [$Previsto.G9])/[$Registrado.G9])" office:value-type="percentage" office:value="0.148519999550193" calcext:value-type="percentage">
            <text:p>14,852%</text:p>
          </table:table-cell>
          <table:table-cell table:formula="of:=(ABS([$Registrado.H9] - [$Previsto.H9])/[$Registrado.H9])" office:value-type="percentage" office:value="0.0304574029218076" calcext:value-type="percentage">
            <text:p>3,046%</text:p>
          </table:table-cell>
          <table:table-cell table:formula="of:=(ABS([$Registrado.I9] - [$Previsto.I9])/[$Registrado.I9])" office:value-type="percentage" office:value="0.0877285194487686" calcext:value-type="percentage">
            <text:p>8,773%</text:p>
          </table:table-cell>
          <table:table-cell table:formula="of:=(ABS([$Registrado.J9] - [$Previsto.J9])/[$Registrado.J9])" office:value-type="percentage" office:value="0.170255562391059" calcext:value-type="percentage">
            <text:p>17,026%</text:p>
          </table:table-cell>
          <table:table-cell table:formula="of:=(ABS([$Registrado.K9] - [$Previsto.K9])/[$Registrado.K9])" office:value-type="percentage" office:value="0.143536763303931" calcext:value-type="percentage">
            <text:p>14,354%</text:p>
          </table:table-cell>
          <table:table-cell table:formula="of:=(ABS([$Registrado.L9] - [$Previsto.L9])/[$Registrado.L9])" office:value-type="percentage" office:value="0.44902620258115" calcext:value-type="percentage">
            <text:p>44,903%</text:p>
          </table:table-cell>
          <table:table-cell table:formula="of:=(ABS([$Registrado.M9] - [$Previsto.M9])/[$Registrado.M9])" office:value-type="percentage" office:value="0.469977536577608" calcext:value-type="percentage">
            <text:p>46,998%</text:p>
          </table:table-cell>
          <table:table-cell table:formula="of:=AVERAGE([.B9:.M9])" office:value-type="percentage" office:value="0.163978864709537" calcext:value-type="percentage">
            <text:p>16,398%</text:p>
          </table:table-cell>
          <table:table-cell table:formula="of:=STDEV([.B9:.M9])" office:value-type="percentage" office:value="0.147021105719599" calcext:value-type="percentage">
            <text:p>14,70%</text:p>
          </table:table-cell>
          <table:table-cell table:formula="of:=ABS(SUM([$Registrado.B9:.M9]) -SUM([$Previsto.B9:.M9]))/SUM([$Registrado.B9:.M9])" office:value-type="percentage" office:value="0.106858479558841" calcext:value-type="percentage">
            <text:p>10,686%</text:p>
          </table:table-cell>
          <table:table-cell table:formula="of:=COUNTIF([.B9:.M9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240141908583821" calcext:value-type="percentage">
            <text:p>2,401%</text:p>
          </table:table-cell>
          <table:table-cell table:formula="of:=(ABS([$Registrado.C10] - [$Previsto.C10])/[$Registrado.C10])" office:value-type="percentage" office:value="0.00354711737970545" calcext:value-type="percentage">
            <text:p>0,355%</text:p>
          </table:table-cell>
          <table:table-cell table:formula="of:=(ABS([$Registrado.D10] - [$Previsto.D10])/[$Registrado.D10])" office:value-type="percentage" office:value="0.0523654713680721" calcext:value-type="percentage">
            <text:p>5,237%</text:p>
          </table:table-cell>
          <table:table-cell table:formula="of:=(ABS([$Registrado.E10] - [$Previsto.E10])/[$Registrado.E10])" office:value-type="percentage" office:value="0.19964325386266" calcext:value-type="percentage">
            <text:p>19,964%</text:p>
          </table:table-cell>
          <table:table-cell table:formula="of:=(ABS([$Registrado.F10] - [$Previsto.F10])/[$Registrado.F10])" office:value-type="percentage" office:value="0.0411780028943561" calcext:value-type="percentage">
            <text:p>4,118%</text:p>
          </table:table-cell>
          <table:table-cell table:formula="of:=(ABS([$Registrado.G10] - [$Previsto.G10])/[$Registrado.G10])" office:value-type="percentage" office:value="0.0323587930069329" calcext:value-type="percentage">
            <text:p>3,236%</text:p>
          </table:table-cell>
          <table:table-cell table:formula="of:=(ABS([$Registrado.H10] - [$Previsto.H10])/[$Registrado.H10])" office:value-type="percentage" office:value="0.09892581220962" calcext:value-type="percentage">
            <text:p>9,893%</text:p>
          </table:table-cell>
          <table:table-cell table:formula="of:=(ABS([$Registrado.I10] - [$Previsto.I10])/[$Registrado.I10])" office:value-type="percentage" office:value="0.0671549718937779" calcext:value-type="percentage">
            <text:p>6,715%</text:p>
          </table:table-cell>
          <table:table-cell table:formula="of:=(ABS([$Registrado.J10] - [$Previsto.J10])/[$Registrado.J10])" office:value-type="percentage" office:value="0.0646233124447032" calcext:value-type="percentage">
            <text:p>6,462%</text:p>
          </table:table-cell>
          <table:table-cell table:formula="of:=(ABS([$Registrado.K10] - [$Previsto.K10])/[$Registrado.K10])" office:value-type="percentage" office:value="0.115092785786949" calcext:value-type="percentage">
            <text:p>11,509%</text:p>
          </table:table-cell>
          <table:table-cell table:formula="of:=(ABS([$Registrado.L10] - [$Previsto.L10])/[$Registrado.L10])" office:value-type="percentage" office:value="0.0248846853255452" calcext:value-type="percentage">
            <text:p>2,488%</text:p>
          </table:table-cell>
          <table:table-cell table:formula="of:=(ABS([$Registrado.M10] - [$Previsto.M10])/[$Registrado.M10])" office:value-type="percentage" office:value="0.253661789012838" calcext:value-type="percentage">
            <text:p>25,366%</text:p>
          </table:table-cell>
          <table:table-cell table:formula="of:=AVERAGE([.B10:.M10])" office:value-type="percentage" office:value="0.0814541821702951" calcext:value-type="percentage">
            <text:p>8,145%</text:p>
          </table:table-cell>
          <table:table-cell table:formula="of:=STDEV([.B10:.M10])" office:value-type="percentage" office:value="0.0756765412741929" calcext:value-type="percentage">
            <text:p>7,57%</text:p>
          </table:table-cell>
          <table:table-cell table:formula="of:=ABS(SUM([$Registrado.B10:.M10]) -SUM([$Previsto.B10:.M10]))/SUM([$Registrado.B10:.M10])" office:value-type="percentage" office:value="0.00267180776748564" calcext:value-type="percentage">
            <text:p>0,267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267124398528163" calcext:value-type="percentage">
            <text:p>2,671%</text:p>
          </table:table-cell>
          <table:table-cell table:formula="of:=(ABS([$Registrado.C11] - [$Previsto.C11])/[$Registrado.C11])" office:value-type="percentage" office:value="0.0256640680368533" calcext:value-type="percentage">
            <text:p>2,566%</text:p>
          </table:table-cell>
          <table:table-cell table:formula="of:=(ABS([$Registrado.D11] - [$Previsto.D11])/[$Registrado.D11])" office:value-type="percentage" office:value="0.189806894677426" calcext:value-type="percentage">
            <text:p>18,981%</text:p>
          </table:table-cell>
          <table:table-cell table:formula="of:=(ABS([$Registrado.E11] - [$Previsto.E11])/[$Registrado.E11])" office:value-type="percentage" office:value="0.268868113927681" calcext:value-type="percentage">
            <text:p>26,887%</text:p>
          </table:table-cell>
          <table:table-cell table:formula="of:=(ABS([$Registrado.F11] - [$Previsto.F11])/[$Registrado.F11])" office:value-type="percentage" office:value="0.166329860082914" calcext:value-type="percentage">
            <text:p>16,633%</text:p>
          </table:table-cell>
          <table:table-cell table:formula="of:=(ABS([$Registrado.G11] - [$Previsto.G11])/[$Registrado.G11])" office:value-type="percentage" office:value="0.288419671266301" calcext:value-type="percentage">
            <text:p>28,842%</text:p>
          </table:table-cell>
          <table:table-cell table:formula="of:=(ABS([$Registrado.H11] - [$Previsto.H11])/[$Registrado.H11])" office:value-type="percentage" office:value="0.340466349442379" calcext:value-type="percentage">
            <text:p>34,047%</text:p>
          </table:table-cell>
          <table:table-cell table:formula="of:=(ABS([$Registrado.I11] - [$Previsto.I11])/[$Registrado.I11])" office:value-type="percentage" office:value="0.356971472171591" calcext:value-type="percentage">
            <text:p>35,697%</text:p>
          </table:table-cell>
          <table:table-cell table:formula="of:=(ABS([$Registrado.J11] - [$Previsto.J11])/[$Registrado.J11])" office:value-type="percentage" office:value="0.412236904939561" calcext:value-type="percentage">
            <text:p>41,224%</text:p>
          </table:table-cell>
          <table:table-cell table:formula="of:=(ABS([$Registrado.K11] - [$Previsto.K11])/[$Registrado.K11])" office:value-type="percentage" office:value="0.153951188245735" calcext:value-type="percentage">
            <text:p>15,395%</text:p>
          </table:table-cell>
          <table:table-cell table:formula="of:=(ABS([$Registrado.L11] - [$Previsto.L11])/[$Registrado.L11])" office:value-type="percentage" office:value="0.161153675813891" calcext:value-type="percentage">
            <text:p>16,115%</text:p>
          </table:table-cell>
          <table:table-cell table:formula="of:=(ABS([$Registrado.M11] - [$Previsto.M11])/[$Registrado.M11])" office:value-type="percentage" office:value="0.268154578935724" calcext:value-type="percentage">
            <text:p>26,815%</text:p>
          </table:table-cell>
          <table:table-cell table:formula="of:=AVERAGE([.B11:.M11])" office:value-type="percentage" office:value="0.221561268116073" calcext:value-type="percentage">
            <text:p>22,156%</text:p>
          </table:table-cell>
          <table:table-cell table:formula="of:=STDEV([.B11:.M11])" office:value-type="percentage" office:value="0.122967581906505" calcext:value-type="percentage">
            <text:p>12,30%</text:p>
          </table:table-cell>
          <table:table-cell table:formula="of:=ABS(SUM([$Registrado.B11:.M11]) -SUM([$Previsto.B11:.M11]))/SUM([$Registrado.B11:.M11])" office:value-type="percentage" office:value="0.218612200841036" calcext:value-type="percentage">
            <text:p>21,861%</text:p>
          </table:table-cell>
          <table:table-cell table:formula="of:=COUNTIF([.B11:.M11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217248789988801" calcext:value-type="percentage">
            <text:p>21,725%</text:p>
          </table:table-cell>
          <table:table-cell table:formula="of:=(ABS([$Registrado.C12] - [$Previsto.C12])/[$Registrado.C12])" office:value-type="percentage" office:value="0.0240262210850391" calcext:value-type="percentage">
            <text:p>2,403%</text:p>
          </table:table-cell>
          <table:table-cell table:formula="of:=(ABS([$Registrado.D12] - [$Previsto.D12])/[$Registrado.D12])" office:value-type="percentage" office:value="0.0159630908930791" calcext:value-type="percentage">
            <text:p>1,596%</text:p>
          </table:table-cell>
          <table:table-cell table:formula="of:=(ABS([$Registrado.E12] - [$Previsto.E12])/[$Registrado.E12])" office:value-type="percentage" office:value="0.179278600344853" calcext:value-type="percentage">
            <text:p>17,928%</text:p>
          </table:table-cell>
          <table:table-cell table:formula="of:=(ABS([$Registrado.F12] - [$Previsto.F12])/[$Registrado.F12])" office:value-type="percentage" office:value="0.0664680429157565" calcext:value-type="percentage">
            <text:p>6,647%</text:p>
          </table:table-cell>
          <table:table-cell table:formula="of:=(ABS([$Registrado.G12] - [$Previsto.G12])/[$Registrado.G12])" office:value-type="percentage" office:value="0.0894888024072218" calcext:value-type="percentage">
            <text:p>8,949%</text:p>
          </table:table-cell>
          <table:table-cell table:formula="of:=(ABS([$Registrado.H12] - [$Previsto.H12])/[$Registrado.H12])" office:value-type="percentage" office:value="0.0903258511373537" calcext:value-type="percentage">
            <text:p>9,033%</text:p>
          </table:table-cell>
          <table:table-cell table:formula="of:=(ABS([$Registrado.I12] - [$Previsto.I12])/[$Registrado.I12])" office:value-type="percentage" office:value="0.0672838611322846" calcext:value-type="percentage">
            <text:p>6,728%</text:p>
          </table:table-cell>
          <table:table-cell table:formula="of:=(ABS([$Registrado.J12] - [$Previsto.J12])/[$Registrado.J12])" office:value-type="percentage" office:value="0.0579177098399082" calcext:value-type="percentage">
            <text:p>5,792%</text:p>
          </table:table-cell>
          <table:table-cell table:formula="of:=(ABS([$Registrado.K12] - [$Previsto.K12])/[$Registrado.K12])" office:value-type="percentage" office:value="0.0637519522939865" calcext:value-type="percentage">
            <text:p>6,375%</text:p>
          </table:table-cell>
          <table:table-cell table:formula="of:=(ABS([$Registrado.L12] - [$Previsto.L12])/[$Registrado.L12])" office:value-type="percentage" office:value="0.000720803302213791" calcext:value-type="percentage">
            <text:p>0,072%</text:p>
          </table:table-cell>
          <table:table-cell table:formula="of:=(ABS([$Registrado.M12] - [$Previsto.M12])/[$Registrado.M12])" office:value-type="percentage" office:value="0.257748637616513" calcext:value-type="percentage">
            <text:p>25,775%</text:p>
          </table:table-cell>
          <table:table-cell table:style-name="ce48" table:formula="of:=AVERAGE([.B12:.M12])" office:value-type="percentage" office:value="0.0941851969130842" calcext:value-type="percentage">
            <text:p>9,419%</text:p>
          </table:table-cell>
          <table:table-cell table:formula="of:=STDEV([.B12:.M12])" office:value-type="percentage" office:value="0.0812882039837086" calcext:value-type="percentage">
            <text:p>8,13%</text:p>
          </table:table-cell>
          <table:table-cell table:formula="of:=ABS(SUM([$Registrado.B12:.M12]) -SUM([$Previsto.B12:.M12]))/SUM([$Registrado.B12:.M12])" office:value-type="percentage" office:value="0.0146163883479569" calcext:value-type="percentage">
            <text:p>1,462%</text:p>
          </table:table-cell>
          <table:table-cell table:formula="of:=COUNTIF([.B12:.M1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362213555186378" calcext:value-type="percentage">
            <text:p>3,622%</text:p>
          </table:table-cell>
          <table:table-cell table:formula="of:=(ABS([$Registrado.C13] - [$Previsto.C13])/[$Registrado.C13])" office:value-type="percentage" office:value="0.0592624124276577" calcext:value-type="percentage">
            <text:p>5,926%</text:p>
          </table:table-cell>
          <table:table-cell table:formula="of:=(ABS([$Registrado.D13] - [$Previsto.D13])/[$Registrado.D13])" office:value-type="percentage" office:value="0.125536618534647" calcext:value-type="percentage">
            <text:p>12,554%</text:p>
          </table:table-cell>
          <table:table-cell table:formula="of:=(ABS([$Registrado.E13] - [$Previsto.E13])/[$Registrado.E13])" office:value-type="percentage" office:value="0.020845905627761" calcext:value-type="percentage">
            <text:p>2,085%</text:p>
          </table:table-cell>
          <table:table-cell table:formula="of:=(ABS([$Registrado.F13] - [$Previsto.F13])/[$Registrado.F13])" office:value-type="percentage" office:value="0.000676880910639662" calcext:value-type="percentage">
            <text:p>0,068%</text:p>
          </table:table-cell>
          <table:table-cell table:formula="of:=(ABS([$Registrado.G13] - [$Previsto.G13])/[$Registrado.G13])" office:value-type="percentage" office:value="0.187042454800835" calcext:value-type="percentage">
            <text:p>18,704%</text:p>
          </table:table-cell>
          <table:table-cell table:formula="of:=(ABS([$Registrado.H13] - [$Previsto.H13])/[$Registrado.H13])" office:value-type="percentage" office:value="0.0370932154878301" calcext:value-type="percentage">
            <text:p>3,709%</text:p>
          </table:table-cell>
          <table:table-cell table:formula="of:=(ABS([$Registrado.I13] - [$Previsto.I13])/[$Registrado.I13])" office:value-type="percentage" office:value="0.0960255525528422" calcext:value-type="percentage">
            <text:p>9,603%</text:p>
          </table:table-cell>
          <table:table-cell table:formula="of:=(ABS([$Registrado.J13] - [$Previsto.J13])/[$Registrado.J13])" office:value-type="percentage" office:value="0.0528125670034179" calcext:value-type="percentage">
            <text:p>5,281%</text:p>
          </table:table-cell>
          <table:table-cell table:formula="of:=(ABS([$Registrado.K13] - [$Previsto.K13])/[$Registrado.K13])" office:value-type="percentage" office:value="0.0136693787795491" calcext:value-type="percentage">
            <text:p>1,367%</text:p>
          </table:table-cell>
          <table:table-cell table:formula="of:=(ABS([$Registrado.L13] - [$Previsto.L13])/[$Registrado.L13])" office:value-type="percentage" office:value="0.04862436286212" calcext:value-type="percentage">
            <text:p>4,862%</text:p>
          </table:table-cell>
          <table:table-cell table:formula="of:=(ABS([$Registrado.M13] - [$Previsto.M13])/[$Registrado.M13])" office:value-type="percentage" office:value="0.407801314209002" calcext:value-type="percentage">
            <text:p>40,780%</text:p>
          </table:table-cell>
          <table:table-cell table:formula="of:=AVERAGE([.B13:.M13])" office:value-type="percentage" office:value="0.090467668226245" calcext:value-type="percentage">
            <text:p>9,047%</text:p>
          </table:table-cell>
          <table:table-cell table:formula="of:=STDEV([.B13:.M13])" office:value-type="percentage" office:value="0.11282715569861" calcext:value-type="percentage">
            <text:p>11,28%</text:p>
          </table:table-cell>
          <table:table-cell table:formula="of:=ABS(SUM([$Registrado.B13:.M13]) -SUM([$Previsto.B13:.M13]))/SUM([$Registrado.B13:.M13])" office:value-type="percentage" office:value="0.067464553330732" calcext:value-type="percentage">
            <text:p>6,746%</text:p>
          </table:table-cell>
          <table:table-cell table:formula="of:=COUNTIF([.B13:.M13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175229360963052" calcext:value-type="percentage">
            <text:p>17,523%</text:p>
          </table:table-cell>
          <table:table-cell table:formula="of:=(ABS([$Registrado.C14] - [$Previsto.C14])/[$Registrado.C14])" office:value-type="percentage" office:value="0.199852072611401" calcext:value-type="percentage">
            <text:p>19,985%</text:p>
          </table:table-cell>
          <table:table-cell table:formula="of:=(ABS([$Registrado.D14] - [$Previsto.D14])/[$Registrado.D14])" office:value-type="percentage" office:value="0.0335952897664407" calcext:value-type="percentage">
            <text:p>3,360%</text:p>
          </table:table-cell>
          <table:table-cell table:formula="of:=(ABS([$Registrado.E14] - [$Previsto.E14])/[$Registrado.E14])" office:value-type="percentage" office:value="0.0580328489154105" calcext:value-type="percentage">
            <text:p>5,803%</text:p>
          </table:table-cell>
          <table:table-cell table:formula="of:=(ABS([$Registrado.F14] - [$Previsto.F14])/[$Registrado.F14])" office:value-type="percentage" office:value="0.112381408631586" calcext:value-type="percentage">
            <text:p>11,238%</text:p>
          </table:table-cell>
          <table:table-cell table:formula="of:=(ABS([$Registrado.G14] - [$Previsto.G14])/[$Registrado.G14])" office:value-type="percentage" office:value="0.0923855801000189" calcext:value-type="percentage">
            <text:p>9,239%</text:p>
          </table:table-cell>
          <table:table-cell table:formula="of:=(ABS([$Registrado.H14] - [$Previsto.H14])/[$Registrado.H14])" office:value-type="percentage" office:value="0.224797406944834" calcext:value-type="percentage">
            <text:p>22,480%</text:p>
          </table:table-cell>
          <table:table-cell table:formula="of:=(ABS([$Registrado.I14] - [$Previsto.I14])/[$Registrado.I14])" office:value-type="percentage" office:value="0.219622544536429" calcext:value-type="percentage">
            <text:p>21,962%</text:p>
          </table:table-cell>
          <table:table-cell table:formula="of:=(ABS([$Registrado.J14] - [$Previsto.J14])/[$Registrado.J14])" office:value-type="percentage" office:value="0.137957042696266" calcext:value-type="percentage">
            <text:p>13,796%</text:p>
          </table:table-cell>
          <table:table-cell table:formula="of:=(ABS([$Registrado.K14] - [$Previsto.K14])/[$Registrado.K14])" office:value-type="percentage" office:value="0.229189947791308" calcext:value-type="percentage">
            <text:p>22,919%</text:p>
          </table:table-cell>
          <table:table-cell table:formula="of:=(ABS([$Registrado.L14] - [$Previsto.L14])/[$Registrado.L14])" office:value-type="percentage" office:value="0.147968790084299" calcext:value-type="percentage">
            <text:p>14,797%</text:p>
          </table:table-cell>
          <table:table-cell table:formula="of:=(ABS([$Registrado.M14] - [$Previsto.M14])/[$Registrado.M14])" office:value-type="percentage" office:value="0.153527647837278" calcext:value-type="percentage">
            <text:p>15,353%</text:p>
          </table:table-cell>
          <table:table-cell table:formula="of:=AVERAGE([.B14:.M14])" office:value-type="percentage" office:value="0.14871166173986" calcext:value-type="percentage">
            <text:p>14,871%</text:p>
          </table:table-cell>
          <table:table-cell table:formula="of:=STDEV([.B14:.M14])" office:value-type="percentage" office:value="0.065170424699684" calcext:value-type="percentage">
            <text:p>6,52%</text:p>
          </table:table-cell>
          <table:table-cell table:formula="of:=ABS(SUM([$Registrado.B14:.M14]) -SUM([$Previsto.B14:.M14]))/SUM([$Registrado.B14:.M14])" office:value-type="percentage" office:value="0.127438603361331" calcext:value-type="percentage">
            <text:p>12,744%</text:p>
          </table:table-cell>
          <table:table-cell table:formula="of:=COUNTIF([.B14:.M1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242759159560631" calcext:value-type="percentage">
            <text:p>2,428%</text:p>
          </table:table-cell>
          <table:table-cell table:formula="of:=(ABS([$Registrado.C15] - [$Previsto.C15])/[$Registrado.C15])" office:value-type="percentage" office:value="0.0906375957572186" calcext:value-type="percentage">
            <text:p>9,064%</text:p>
          </table:table-cell>
          <table:table-cell table:formula="of:=(ABS([$Registrado.D15] - [$Previsto.D15])/[$Registrado.D15])" office:value-type="percentage" office:value="0.451404203032707" calcext:value-type="percentage">
            <text:p>45,140%</text:p>
          </table:table-cell>
          <table:table-cell table:formula="of:=(ABS([$Registrado.E15] - [$Previsto.E15])/[$Registrado.E15])" office:value-type="percentage" office:value="0.805946302430944" calcext:value-type="percentage">
            <text:p>80,595%</text:p>
          </table:table-cell>
          <table:table-cell table:formula="of:=(ABS([$Registrado.F15] - [$Previsto.F15])/[$Registrado.F15])" office:value-type="percentage" office:value="0.254908000820597" calcext:value-type="percentage">
            <text:p>25,491%</text:p>
          </table:table-cell>
          <table:table-cell table:formula="of:=(ABS([$Registrado.G15] - [$Previsto.G15])/[$Registrado.G15])" office:value-type="percentage" office:value="0.513796938111422" calcext:value-type="percentage">
            <text:p>51,380%</text:p>
          </table:table-cell>
          <table:table-cell table:formula="of:=(ABS([$Registrado.H15] - [$Previsto.H15])/[$Registrado.H15])" office:value-type="percentage" office:value="0.238292635250701" calcext:value-type="percentage">
            <text:p>23,829%</text:p>
          </table:table-cell>
          <table:table-cell table:formula="of:=(ABS([$Registrado.I15] - [$Previsto.I15])/[$Registrado.I15])" office:value-type="percentage" office:value="0.386065688177039" calcext:value-type="percentage">
            <text:p>38,607%</text:p>
          </table:table-cell>
          <table:table-cell table:formula="of:=(ABS([$Registrado.J15] - [$Previsto.J15])/[$Registrado.J15])" office:value-type="percentage" office:value="0.299067244650048" calcext:value-type="percentage">
            <text:p>29,907%</text:p>
          </table:table-cell>
          <table:table-cell table:formula="of:=(ABS([$Registrado.K15] - [$Previsto.K15])/[$Registrado.K15])" office:value-type="percentage" office:value="0.281400926910804" calcext:value-type="percentage">
            <text:p>28,140%</text:p>
          </table:table-cell>
          <table:table-cell table:formula="of:=(ABS([$Registrado.L15] - [$Previsto.L15])/[$Registrado.L15])" office:value-type="percentage" office:value="0.513308118110613" calcext:value-type="percentage">
            <text:p>51,331%</text:p>
          </table:table-cell>
          <table:table-cell table:formula="of:=(ABS([$Registrado.M15] - [$Previsto.M15])/[$Registrado.M15])" office:value-type="percentage" office:value="0.673372581188315" calcext:value-type="percentage">
            <text:p>67,337%</text:p>
          </table:table-cell>
          <table:table-cell table:formula="of:=AVERAGE([.B15:.M15])" office:value-type="percentage" office:value="0.377706345866373" calcext:value-type="percentage">
            <text:p>37,771%</text:p>
          </table:table-cell>
          <table:table-cell table:formula="of:=STDEV([.B15:.M15])" office:value-type="percentage" office:value="0.227738630109524" calcext:value-type="percentage">
            <text:p>22,77%</text:p>
          </table:table-cell>
          <table:table-cell table:formula="of:=ABS(SUM([$Registrado.B15:.M15]) -SUM([$Previsto.B15:.M15]))/SUM([$Registrado.B15:.M15])" office:value-type="percentage" office:value="0.370816295719049" calcext:value-type="percentage">
            <text:p>37,082%</text:p>
          </table:table-cell>
          <table:table-cell table:formula="of:=COUNTIF([.B15:.M1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887106813806886" calcext:value-type="percentage">
            <text:p>8,871%</text:p>
          </table:table-cell>
          <table:table-cell table:formula="of:=(ABS([$Registrado.C16] - [$Previsto.C16])/[$Registrado.C16])" office:value-type="percentage" office:value="0.108449928482193" calcext:value-type="percentage">
            <text:p>10,845%</text:p>
          </table:table-cell>
          <table:table-cell table:formula="of:=(ABS([$Registrado.D16] - [$Previsto.D16])/[$Registrado.D16])" office:value-type="percentage" office:value="0.176135286562552" calcext:value-type="percentage">
            <text:p>17,614%</text:p>
          </table:table-cell>
          <table:table-cell table:formula="of:=(ABS([$Registrado.E16] - [$Previsto.E16])/[$Registrado.E16])" office:value-type="percentage" office:value="0.170598778216753" calcext:value-type="percentage">
            <text:p>17,060%</text:p>
          </table:table-cell>
          <table:table-cell table:formula="of:=(ABS([$Registrado.F16] - [$Previsto.F16])/[$Registrado.F16])" office:value-type="percentage" office:value="0.141520213528802" calcext:value-type="percentage">
            <text:p>14,152%</text:p>
          </table:table-cell>
          <table:table-cell table:formula="of:=(ABS([$Registrado.G16] - [$Previsto.G16])/[$Registrado.G16])" office:value-type="percentage" office:value="0.591348176455927" calcext:value-type="percentage">
            <text:p>59,135%</text:p>
          </table:table-cell>
          <table:table-cell table:formula="of:=(ABS([$Registrado.H16] - [$Previsto.H16])/[$Registrado.H16])" office:value-type="percentage" office:value="0.313054124457308" calcext:value-type="percentage">
            <text:p>31,305%</text:p>
          </table:table-cell>
          <table:table-cell table:formula="of:=(ABS([$Registrado.I16] - [$Previsto.I16])/[$Registrado.I16])" office:value-type="percentage" office:value="0.364000337517479" calcext:value-type="percentage">
            <text:p>36,400%</text:p>
          </table:table-cell>
          <table:table-cell table:formula="of:=(ABS([$Registrado.J16] - [$Previsto.J16])/[$Registrado.J16])" office:value-type="percentage" office:value="0.396737139036997" calcext:value-type="percentage">
            <text:p>39,674%</text:p>
          </table:table-cell>
          <table:table-cell table:formula="of:=(ABS([$Registrado.K16] - [$Previsto.K16])/[$Registrado.K16])" office:value-type="percentage" office:value="0.0456158340244915" calcext:value-type="percentage">
            <text:p>4,562%</text:p>
          </table:table-cell>
          <table:table-cell table:formula="of:=(ABS([$Registrado.L16] - [$Previsto.L16])/[$Registrado.L16])" office:value-type="percentage" office:value="0.0793272456863412" calcext:value-type="percentage">
            <text:p>7,933%</text:p>
          </table:table-cell>
          <table:table-cell table:formula="of:=(ABS([$Registrado.M16] - [$Previsto.M16])/[$Registrado.M16])" office:value-type="percentage" office:value="0.117648161678366" calcext:value-type="percentage">
            <text:p>11,765%</text:p>
          </table:table-cell>
          <table:table-cell table:formula="of:=AVERAGE([.B16:.M16])" office:value-type="percentage" office:value="0.216095492252325" calcext:value-type="percentage">
            <text:p>21,610%</text:p>
          </table:table-cell>
          <table:table-cell table:formula="of:=STDEV([.B16:.M16])" office:value-type="percentage" office:value="0.164931457902999" calcext:value-type="percentage">
            <text:p>16,49%</text:p>
          </table:table-cell>
          <table:table-cell table:formula="of:=ABS(SUM([$Registrado.B16:.M16]) -SUM([$Previsto.B16:.M16]))/SUM([$Registrado.B16:.M16])" office:value-type="percentage" office:value="0.184727067405211" calcext:value-type="percentage">
            <text:p>18,473%</text:p>
          </table:table-cell>
          <table:table-cell table:formula="of:=COUNTIF([.B16:.M16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129587312889894" calcext:value-type="percentage">
            <text:p>1,296%</text:p>
          </table:table-cell>
          <table:table-cell table:formula="of:=(ABS([$Registrado.C17] - [$Previsto.C17])/[$Registrado.C17])" office:value-type="percentage" office:value="0.0120914212583162" calcext:value-type="percentage">
            <text:p>1,209%</text:p>
          </table:table-cell>
          <table:table-cell table:formula="of:=(ABS([$Registrado.D17] - [$Previsto.D17])/[$Registrado.D17])" office:value-type="percentage" office:value="0.136933005333058" calcext:value-type="percentage">
            <text:p>13,693%</text:p>
          </table:table-cell>
          <table:table-cell table:formula="of:=(ABS([$Registrado.E17] - [$Previsto.E17])/[$Registrado.E17])" office:value-type="percentage" office:value="0.116828548719793" calcext:value-type="percentage">
            <text:p>11,683%</text:p>
          </table:table-cell>
          <table:table-cell table:formula="of:=(ABS([$Registrado.F17] - [$Previsto.F17])/[$Registrado.F17])" office:value-type="percentage" office:value="0.149580737373544" calcext:value-type="percentage">
            <text:p>14,958%</text:p>
          </table:table-cell>
          <table:table-cell table:formula="of:=(ABS([$Registrado.G17] - [$Previsto.G17])/[$Registrado.G17])" office:value-type="percentage" office:value="0.201976460689418" calcext:value-type="percentage">
            <text:p>20,198%</text:p>
          </table:table-cell>
          <table:table-cell table:formula="of:=(ABS([$Registrado.H17] - [$Previsto.H17])/[$Registrado.H17])" office:value-type="percentage" office:value="0.0361090198635997" calcext:value-type="percentage">
            <text:p>3,611%</text:p>
          </table:table-cell>
          <table:table-cell table:formula="of:=(ABS([$Registrado.I17] - [$Previsto.I17])/[$Registrado.I17])" office:value-type="percentage" office:value="0.165872178656761" calcext:value-type="percentage">
            <text:p>16,587%</text:p>
          </table:table-cell>
          <table:table-cell table:formula="of:=(ABS([$Registrado.J17] - [$Previsto.J17])/[$Registrado.J17])" office:value-type="percentage" office:value="0.191792847925918" calcext:value-type="percentage">
            <text:p>19,179%</text:p>
          </table:table-cell>
          <table:table-cell table:formula="of:=(ABS([$Registrado.K17] - [$Previsto.K17])/[$Registrado.K17])" office:value-type="percentage" office:value="0.055293257927178" calcext:value-type="percentage">
            <text:p>5,529%</text:p>
          </table:table-cell>
          <table:table-cell table:formula="of:=(ABS([$Registrado.L17] - [$Previsto.L17])/[$Registrado.L17])" office:value-type="percentage" office:value="0.00369427429105039" calcext:value-type="percentage">
            <text:p>0,369%</text:p>
          </table:table-cell>
          <table:table-cell table:formula="of:=(ABS([$Registrado.M17] - [$Previsto.M17])/[$Registrado.M17])" office:value-type="percentage" office:value="0.415862131289156" calcext:value-type="percentage">
            <text:p>41,586%</text:p>
          </table:table-cell>
          <table:table-cell table:formula="of:=AVERAGE([.B17:.M17])" office:value-type="percentage" office:value="0.124916051218065" calcext:value-type="percentage">
            <text:p>12,492%</text:p>
          </table:table-cell>
          <table:table-cell table:formula="of:=STDEV([.B17:.M17])" office:value-type="percentage" office:value="0.11687156125482" calcext:value-type="percentage">
            <text:p>11,69%</text:p>
          </table:table-cell>
          <table:table-cell table:formula="of:=ABS(SUM([$Registrado.B17:.M17]) -SUM([$Previsto.B17:.M17]))/SUM([$Registrado.B17:.M17])" office:value-type="percentage" office:value="0.11714241053675" calcext:value-type="percentage">
            <text:p>11,714%</text:p>
          </table:table-cell>
          <table:table-cell table:formula="of:=COUNTIF([.B17:.M1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422343865638106" calcext:value-type="percentage">
            <text:p>4,223%</text:p>
          </table:table-cell>
          <table:table-cell table:formula="of:=(ABS([$Registrado.C18] - [$Previsto.C18])/[$Registrado.C18])" office:value-type="percentage" office:value="0.0621812800142529" calcext:value-type="percentage">
            <text:p>6,218%</text:p>
          </table:table-cell>
          <table:table-cell table:formula="of:=(ABS([$Registrado.D18] - [$Previsto.D18])/[$Registrado.D18])" office:value-type="percentage" office:value="0.076986882913416" calcext:value-type="percentage">
            <text:p>7,699%</text:p>
          </table:table-cell>
          <table:table-cell table:formula="of:=(ABS([$Registrado.E18] - [$Previsto.E18])/[$Registrado.E18])" office:value-type="percentage" office:value="0.071695548201461" calcext:value-type="percentage">
            <text:p>7,170%</text:p>
          </table:table-cell>
          <table:table-cell table:formula="of:=(ABS([$Registrado.F18] - [$Previsto.F18])/[$Registrado.F18])" office:value-type="percentage" office:value="0.0483422409988931" calcext:value-type="percentage">
            <text:p>4,834%</text:p>
          </table:table-cell>
          <table:table-cell table:formula="of:=(ABS([$Registrado.G18] - [$Previsto.G18])/[$Registrado.G18])" office:value-type="percentage" office:value="0.194362831374194" calcext:value-type="percentage">
            <text:p>19,436%</text:p>
          </table:table-cell>
          <table:table-cell table:formula="of:=(ABS([$Registrado.H18] - [$Previsto.H18])/[$Registrado.H18])" office:value-type="percentage" office:value="0.0372080367055098" calcext:value-type="percentage">
            <text:p>3,721%</text:p>
          </table:table-cell>
          <table:table-cell table:formula="of:=(ABS([$Registrado.I18] - [$Previsto.I18])/[$Registrado.I18])" office:value-type="percentage" office:value="0.0390362230072361" calcext:value-type="percentage">
            <text:p>3,904%</text:p>
          </table:table-cell>
          <table:table-cell table:formula="of:=(ABS([$Registrado.J18] - [$Previsto.J18])/[$Registrado.J18])" office:value-type="percentage" office:value="0.0290988680422479" calcext:value-type="percentage">
            <text:p>2,910%</text:p>
          </table:table-cell>
          <table:table-cell table:formula="of:=(ABS([$Registrado.K18] - [$Previsto.K18])/[$Registrado.K18])" office:value-type="percentage" office:value="0.29876210325857" calcext:value-type="percentage">
            <text:p>29,876%</text:p>
          </table:table-cell>
          <table:table-cell table:formula="of:=(ABS([$Registrado.L18] - [$Previsto.L18])/[$Registrado.L18])" office:value-type="percentage" office:value="0.196689115777075" calcext:value-type="percentage">
            <text:p>19,669%</text:p>
          </table:table-cell>
          <table:table-cell table:formula="of:=(ABS([$Registrado.M18] - [$Previsto.M18])/[$Registrado.M18])" office:value-type="percentage" office:value="0.123671656288596" calcext:value-type="percentage">
            <text:p>12,367%</text:p>
          </table:table-cell>
          <table:table-cell table:formula="of:=AVERAGE([.B18:.M18])" office:value-type="percentage" office:value="0.101689097762105" calcext:value-type="percentage">
            <text:p>10,169%</text:p>
          </table:table-cell>
          <table:table-cell table:formula="of:=STDEV([.B18:.M18])" office:value-type="percentage" office:value="0.0851407326975899" calcext:value-type="percentage">
            <text:p>8,51%</text:p>
          </table:table-cell>
          <table:table-cell table:formula="of:=ABS(SUM([$Registrado.B18:.M18]) -SUM([$Previsto.B18:.M18]))/SUM([$Registrado.B18:.M18])" office:value-type="percentage" office:value="0.0415792981738136" calcext:value-type="percentage">
            <text:p>4,158%</text:p>
          </table:table-cell>
          <table:table-cell table:formula="of:=COUNTIF([.B18:.M1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150361205418082" calcext:value-type="percentage">
            <text:p>1,504%</text:p>
          </table:table-cell>
          <table:table-cell table:formula="of:=(ABS([$Registrado.C19] - [$Previsto.C19])/[$Registrado.C19])" office:value-type="percentage" office:value="0.166933971436597" calcext:value-type="percentage">
            <text:p>16,693%</text:p>
          </table:table-cell>
          <table:table-cell table:formula="of:=(ABS([$Registrado.D19] - [$Previsto.D19])/[$Registrado.D19])" office:value-type="percentage" office:value="0.39282210186679" calcext:value-type="percentage">
            <text:p>39,282%</text:p>
          </table:table-cell>
          <table:table-cell table:formula="of:=(ABS([$Registrado.E19] - [$Previsto.E19])/[$Registrado.E19])" office:value-type="percentage" office:value="0.643908387223202" calcext:value-type="percentage">
            <text:p>64,391%</text:p>
          </table:table-cell>
          <table:table-cell table:formula="of:=(ABS([$Registrado.F19] - [$Previsto.F19])/[$Registrado.F19])" office:value-type="percentage" office:value="0.291656084848265" calcext:value-type="percentage">
            <text:p>29,166%</text:p>
          </table:table-cell>
          <table:table-cell table:formula="of:=(ABS([$Registrado.G19] - [$Previsto.G19])/[$Registrado.G19])" office:value-type="percentage" office:value="0.299652512660693" calcext:value-type="percentage">
            <text:p>29,965%</text:p>
          </table:table-cell>
          <table:table-cell table:formula="of:=(ABS([$Registrado.H19] - [$Previsto.H19])/[$Registrado.H19])" office:value-type="percentage" office:value="0.127130538799114" calcext:value-type="percentage">
            <text:p>12,713%</text:p>
          </table:table-cell>
          <table:table-cell table:formula="of:=(ABS([$Registrado.I19] - [$Previsto.I19])/[$Registrado.I19])" office:value-type="percentage" office:value="0.179155371346989" calcext:value-type="percentage">
            <text:p>17,916%</text:p>
          </table:table-cell>
          <table:table-cell table:formula="of:=(ABS([$Registrado.J19] - [$Previsto.J19])/[$Registrado.J19])" office:value-type="percentage" office:value="0.209646560911941" calcext:value-type="percentage">
            <text:p>20,965%</text:p>
          </table:table-cell>
          <table:table-cell table:formula="of:=(ABS([$Registrado.K19] - [$Previsto.K19])/[$Registrado.K19])" office:value-type="percentage" office:value="0.0913377344988704" calcext:value-type="percentage">
            <text:p>9,134%</text:p>
          </table:table-cell>
          <table:table-cell table:formula="of:=(ABS([$Registrado.L19] - [$Previsto.L19])/[$Registrado.L19])" office:value-type="percentage" office:value="0.145337153080688" calcext:value-type="percentage">
            <text:p>14,534%</text:p>
          </table:table-cell>
          <table:table-cell table:formula="of:=(ABS([$Registrado.M19] - [$Previsto.M19])/[$Registrado.M19])" office:value-type="percentage" office:value="0.229341968334792" calcext:value-type="percentage">
            <text:p>22,934%</text:p>
          </table:table-cell>
          <table:table-cell table:formula="of:=AVERAGE([.B19:.M19])" office:value-type="percentage" office:value="0.232663208795812" calcext:value-type="percentage">
            <text:p>23,266%</text:p>
          </table:table-cell>
          <table:table-cell table:formula="of:=STDEV([.B19:.M19])" office:value-type="percentage" office:value="0.164195791045487" calcext:value-type="percentage">
            <text:p>16,42%</text:p>
          </table:table-cell>
          <table:table-cell table:formula="of:=ABS(SUM([$Registrado.B19:.M19]) -SUM([$Previsto.B19:.M19]))/SUM([$Registrado.B19:.M19])" office:value-type="percentage" office:value="0.211356251165585" calcext:value-type="percentage">
            <text:p>21,136%</text:p>
          </table:table-cell>
          <table:table-cell table:formula="of:=COUNTIF([.B19:.M19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370942144455676" calcext:value-type="percentage">
            <text:p>3,709%</text:p>
          </table:table-cell>
          <table:table-cell table:formula="of:=(ABS([$Registrado.C20] - [$Previsto.C20])/[$Registrado.C20])" office:value-type="percentage" office:value="0.0618525207877461" calcext:value-type="percentage">
            <text:p>6,185%</text:p>
          </table:table-cell>
          <table:table-cell table:formula="of:=(ABS([$Registrado.D20] - [$Previsto.D20])/[$Registrado.D20])" office:value-type="percentage" office:value="0.102086852824526" calcext:value-type="percentage">
            <text:p>10,209%</text:p>
          </table:table-cell>
          <table:table-cell table:formula="of:=(ABS([$Registrado.E20] - [$Previsto.E20])/[$Registrado.E20])" office:value-type="percentage" office:value="0.0813609032511575" calcext:value-type="percentage">
            <text:p>8,136%</text:p>
          </table:table-cell>
          <table:table-cell table:formula="of:=(ABS([$Registrado.F20] - [$Previsto.F20])/[$Registrado.F20])" office:value-type="percentage" office:value="0.169466009268448" calcext:value-type="percentage">
            <text:p>16,947%</text:p>
          </table:table-cell>
          <table:table-cell table:formula="of:=(ABS([$Registrado.G20] - [$Previsto.G20])/[$Registrado.G20])" office:value-type="percentage" office:value="0.0330139380443865" calcext:value-type="percentage">
            <text:p>3,301%</text:p>
          </table:table-cell>
          <table:table-cell table:formula="of:=(ABS([$Registrado.H20] - [$Previsto.H20])/[$Registrado.H20])" office:value-type="percentage" office:value="0.0147614818920129" calcext:value-type="percentage">
            <text:p>1,476%</text:p>
          </table:table-cell>
          <table:table-cell table:formula="of:=(ABS([$Registrado.I20] - [$Previsto.I20])/[$Registrado.I20])" office:value-type="percentage" office:value="0.00697880722510108" calcext:value-type="percentage">
            <text:p>0,698%</text:p>
          </table:table-cell>
          <table:table-cell table:formula="of:=(ABS([$Registrado.J20] - [$Previsto.J20])/[$Registrado.J20])" office:value-type="percentage" office:value="0.0433508688055771" calcext:value-type="percentage">
            <text:p>4,335%</text:p>
          </table:table-cell>
          <table:table-cell table:formula="of:=(ABS([$Registrado.K20] - [$Previsto.K20])/[$Registrado.K20])" office:value-type="percentage" office:value="0.0514891779905291" calcext:value-type="percentage">
            <text:p>5,149%</text:p>
          </table:table-cell>
          <table:table-cell table:formula="of:=(ABS([$Registrado.L20] - [$Previsto.L20])/[$Registrado.L20])" office:value-type="percentage" office:value="0.0332374550898203" calcext:value-type="percentage">
            <text:p>3,324%</text:p>
          </table:table-cell>
          <table:table-cell table:formula="of:=(ABS([$Registrado.M20] - [$Previsto.M20])/[$Registrado.M20])" office:value-type="percentage" office:value="0.0284771385307373" calcext:value-type="percentage">
            <text:p>2,848%</text:p>
          </table:table-cell>
          <table:table-cell table:formula="of:=AVERAGE([.B20:.M20])" office:value-type="percentage" office:value="0.0552641140129674" calcext:value-type="percentage">
            <text:p>5,526%</text:p>
          </table:table-cell>
          <table:table-cell table:formula="of:=STDEV([.B20:.M20])" office:value-type="percentage" office:value="0.0448380238550889" calcext:value-type="percentage">
            <text:p>4,48%</text:p>
          </table:table-cell>
          <table:table-cell table:formula="of:=ABS(SUM([$Registrado.B20:.M20]) -SUM([$Previsto.B20:.M20]))/SUM([$Registrado.B20:.M20])" office:value-type="percentage" office:value="0.00210890358822244" calcext:value-type="percentage">
            <text:p>0,211%</text:p>
          </table:table-cell>
          <table:table-cell table:formula="of:=COUNTIF([.B20:.M20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685361056536935" calcext:value-type="percentage">
            <text:p>6,854%</text:p>
          </table:table-cell>
          <table:table-cell table:formula="of:=(ABS([$Registrado.C21] - [$Previsto.C21])/[$Registrado.C21])" office:value-type="percentage" office:value="0.0848924520382465" calcext:value-type="percentage">
            <text:p>8,489%</text:p>
          </table:table-cell>
          <table:table-cell table:formula="of:=(ABS([$Registrado.D21] - [$Previsto.D21])/[$Registrado.D21])" office:value-type="percentage" office:value="0.12766761145413" calcext:value-type="percentage">
            <text:p>12,767%</text:p>
          </table:table-cell>
          <table:table-cell table:formula="of:=(ABS([$Registrado.E21] - [$Previsto.E21])/[$Registrado.E21])" office:value-type="percentage" office:value="0.0413040232716961" calcext:value-type="percentage">
            <text:p>4,130%</text:p>
          </table:table-cell>
          <table:table-cell table:formula="of:=(ABS([$Registrado.F21] - [$Previsto.F21])/[$Registrado.F21])" office:value-type="percentage" office:value="0.0514712919974145" calcext:value-type="percentage">
            <text:p>5,147%</text:p>
          </table:table-cell>
          <table:table-cell table:formula="of:=(ABS([$Registrado.G21] - [$Previsto.G21])/[$Registrado.G21])" office:value-type="percentage" office:value="0.0775327312407131" calcext:value-type="percentage">
            <text:p>7,753%</text:p>
          </table:table-cell>
          <table:table-cell table:formula="of:=(ABS([$Registrado.H21] - [$Previsto.H21])/[$Registrado.H21])" office:value-type="percentage" office:value="0.175538794256148" calcext:value-type="percentage">
            <text:p>17,554%</text:p>
          </table:table-cell>
          <table:table-cell table:formula="of:=(ABS([$Registrado.I21] - [$Previsto.I21])/[$Registrado.I21])" office:value-type="percentage" office:value="0.109092792093764" calcext:value-type="percentage">
            <text:p>10,909%</text:p>
          </table:table-cell>
          <table:table-cell table:formula="of:=(ABS([$Registrado.J21] - [$Previsto.J21])/[$Registrado.J21])" office:value-type="percentage" office:value="0.0123044940330952" calcext:value-type="percentage">
            <text:p>1,230%</text:p>
          </table:table-cell>
          <table:table-cell table:formula="of:=(ABS([$Registrado.K21] - [$Previsto.K21])/[$Registrado.K21])" office:value-type="percentage" office:value="0.124646789190386" calcext:value-type="percentage">
            <text:p>12,465%</text:p>
          </table:table-cell>
          <table:table-cell table:formula="of:=(ABS([$Registrado.L21] - [$Previsto.L21])/[$Registrado.L21])" office:value-type="percentage" office:value="0.0634117810588744" calcext:value-type="percentage">
            <text:p>6,341%</text:p>
          </table:table-cell>
          <table:table-cell table:formula="of:=(ABS([$Registrado.M21] - [$Previsto.M21])/[$Registrado.M21])" office:value-type="percentage" office:value="0.187677019576634" calcext:value-type="percentage">
            <text:p>18,768%</text:p>
          </table:table-cell>
          <table:table-cell table:formula="of:=AVERAGE([.B21:.M21])" office:value-type="percentage" office:value="0.0936729904887329" calcext:value-type="percentage">
            <text:p>9,367%</text:p>
          </table:table-cell>
          <table:table-cell table:formula="of:=STDEV([.B21:.M21])" office:value-type="percentage" office:value="0.0530189348262382" calcext:value-type="percentage">
            <text:p>5,30%</text:p>
          </table:table-cell>
          <table:table-cell table:formula="of:=ABS(SUM([$Registrado.B21:.M21]) -SUM([$Previsto.B21:.M21]))/SUM([$Registrado.B21:.M21])" office:value-type="percentage" office:value="0.00340946365456339" calcext:value-type="percentage">
            <text:p>0,341%</text:p>
          </table:table-cell>
          <table:table-cell table:formula="of:=COUNTIF([.B21:.M21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968932531846098" calcext:value-type="percentage">
            <text:p>9,689%</text:p>
          </table:table-cell>
          <table:table-cell table:formula="of:=(ABS([$Registrado.C22] - [$Previsto.C22])/[$Registrado.C22])" office:value-type="percentage" office:value="0.0692149962535203" calcext:value-type="percentage">
            <text:p>6,921%</text:p>
          </table:table-cell>
          <table:table-cell table:formula="of:=(ABS([$Registrado.D22] - [$Previsto.D22])/[$Registrado.D22])" office:value-type="percentage" office:value="0.254339401171019" calcext:value-type="percentage">
            <text:p>25,434%</text:p>
          </table:table-cell>
          <table:table-cell table:formula="of:=(ABS([$Registrado.E22] - [$Previsto.E22])/[$Registrado.E22])" office:value-type="percentage" office:value="0.145050819672131" calcext:value-type="percentage">
            <text:p>14,505%</text:p>
          </table:table-cell>
          <table:table-cell table:formula="of:=(ABS([$Registrado.F22] - [$Previsto.F22])/[$Registrado.F22])" office:value-type="percentage" office:value="0.0391097569202401" calcext:value-type="percentage">
            <text:p>3,911%</text:p>
          </table:table-cell>
          <table:table-cell table:formula="of:=(ABS([$Registrado.G22] - [$Previsto.G22])/[$Registrado.G22])" office:value-type="percentage" office:value="0.108240444514835" calcext:value-type="percentage">
            <text:p>10,824%</text:p>
          </table:table-cell>
          <table:table-cell table:formula="of:=(ABS([$Registrado.H22] - [$Previsto.H22])/[$Registrado.H22])" office:value-type="percentage" office:value="0.162678491809635" calcext:value-type="percentage">
            <text:p>16,268%</text:p>
          </table:table-cell>
          <table:table-cell table:formula="of:=(ABS([$Registrado.I22] - [$Previsto.I22])/[$Registrado.I22])" office:value-type="percentage" office:value="0.140518911354178" calcext:value-type="percentage">
            <text:p>14,052%</text:p>
          </table:table-cell>
          <table:table-cell table:formula="of:=(ABS([$Registrado.J22] - [$Previsto.J22])/[$Registrado.J22])" office:value-type="percentage" office:value="0.191407686008646" calcext:value-type="percentage">
            <text:p>19,141%</text:p>
          </table:table-cell>
          <table:table-cell table:formula="of:=(ABS([$Registrado.K22] - [$Previsto.K22])/[$Registrado.K22])" office:value-type="percentage" office:value="0.279580004035513" calcext:value-type="percentage">
            <text:p>27,958%</text:p>
          </table:table-cell>
          <table:table-cell table:formula="of:=(ABS([$Registrado.L22] - [$Previsto.L22])/[$Registrado.L22])" office:value-type="percentage" office:value="0.212515419643849" calcext:value-type="percentage">
            <text:p>21,252%</text:p>
          </table:table-cell>
          <table:table-cell table:formula="of:=(ABS([$Registrado.M22] - [$Previsto.M22])/[$Registrado.M22])" office:value-type="percentage" office:value="0.138427506979173" calcext:value-type="percentage">
            <text:p>13,843%</text:p>
          </table:table-cell>
          <table:table-cell table:formula="of:=AVERAGE([.B22:.M22])" office:value-type="percentage" office:value="0.153164724295612" calcext:value-type="percentage">
            <text:p>15,316%</text:p>
          </table:table-cell>
          <table:table-cell table:formula="of:=STDEV([.B22:.M22])" office:value-type="percentage" office:value="0.0719699296596419" calcext:value-type="percentage">
            <text:p>7,20%</text:p>
          </table:table-cell>
          <table:table-cell table:formula="of:=ABS(SUM([$Registrado.B22:.M22]) -SUM([$Previsto.B22:.M22]))/SUM([$Registrado.B22:.M22])" office:value-type="percentage" office:value="0.0812344197424786" calcext:value-type="percentage">
            <text:p>8,123%</text:p>
          </table:table-cell>
          <table:table-cell table:formula="of:=COUNTIF([.B22:.M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230449952394117" calcext:value-type="percentage">
            <text:p>2,304%</text:p>
          </table:table-cell>
          <table:table-cell table:formula="of:=(ABS([$Registrado.C23] - [$Previsto.C23])/[$Registrado.C23])" office:value-type="percentage" office:value="0.351372822159775" calcext:value-type="percentage">
            <text:p>35,137%</text:p>
          </table:table-cell>
          <table:table-cell table:formula="of:=(ABS([$Registrado.D23] - [$Previsto.D23])/[$Registrado.D23])" office:value-type="percentage" office:value="0.168907184898826" calcext:value-type="percentage">
            <text:p>16,891%</text:p>
          </table:table-cell>
          <table:table-cell table:formula="of:=(ABS([$Registrado.E23] - [$Previsto.E23])/[$Registrado.E23])" office:value-type="percentage" office:value="0.083407777097367" calcext:value-type="percentage">
            <text:p>8,341%</text:p>
          </table:table-cell>
          <table:table-cell table:formula="of:=(ABS([$Registrado.F23] - [$Previsto.F23])/[$Registrado.F23])" office:value-type="percentage" office:value="0.168590990990991" calcext:value-type="percentage">
            <text:p>16,859%</text:p>
          </table:table-cell>
          <table:table-cell table:formula="of:=(ABS([$Registrado.G23] - [$Previsto.G23])/[$Registrado.G23])" office:value-type="percentage" office:value="0.0554329008024586" calcext:value-type="percentage">
            <text:p>5,543%</text:p>
          </table:table-cell>
          <table:table-cell table:formula="of:=(ABS([$Registrado.H23] - [$Previsto.H23])/[$Registrado.H23])" office:value-type="percentage" office:value="0.0497850297921415" calcext:value-type="percentage">
            <text:p>4,979%</text:p>
          </table:table-cell>
          <table:table-cell table:formula="of:=(ABS([$Registrado.I23] - [$Previsto.I23])/[$Registrado.I23])" office:value-type="percentage" office:value="0.0540928039702232" calcext:value-type="percentage">
            <text:p>5,409%</text:p>
          </table:table-cell>
          <table:table-cell table:formula="of:=(ABS([$Registrado.J23] - [$Previsto.J23])/[$Registrado.J23])" office:value-type="percentage" office:value="0.194474206181501" calcext:value-type="percentage">
            <text:p>19,447%</text:p>
          </table:table-cell>
          <table:table-cell table:formula="of:=(ABS([$Registrado.K23] - [$Previsto.K23])/[$Registrado.K23])" office:value-type="percentage" office:value="0.0682965002987867" calcext:value-type="percentage">
            <text:p>6,830%</text:p>
          </table:table-cell>
          <table:table-cell table:formula="of:=(ABS([$Registrado.L23] - [$Previsto.L23])/[$Registrado.L23])" office:value-type="percentage" office:value="0.138926189205136" calcext:value-type="percentage">
            <text:p>13,893%</text:p>
          </table:table-cell>
          <table:table-cell table:formula="of:=(ABS([$Registrado.M23] - [$Previsto.M23])/[$Registrado.M23])" office:value-type="percentage" office:value="0.436454667635307" calcext:value-type="percentage">
            <text:p>43,645%</text:p>
          </table:table-cell>
          <table:table-cell table:formula="of:=AVERAGE([.B23:.M23])" office:value-type="percentage" office:value="0.14939883902266" calcext:value-type="percentage">
            <text:p>14,940%</text:p>
          </table:table-cell>
          <table:table-cell table:formula="of:=STDEV([.B23:.M23])" office:value-type="percentage" office:value="0.128210895250831" calcext:value-type="percentage">
            <text:p>12,82%</text:p>
          </table:table-cell>
          <table:table-cell table:formula="of:=ABS(SUM([$Registrado.B23:.M23]) -SUM([$Previsto.B23:.M23]))/SUM([$Registrado.B23:.M23])" office:value-type="percentage" office:value="0.126383583558022" calcext:value-type="percentage">
            <text:p>12,638%</text:p>
          </table:table-cell>
          <table:table-cell table:formula="of:=COUNTIF([.B23:.M23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85444893015745" calcext:value-type="percentage">
            <text:p>28,544%</text:p>
          </table:table-cell>
          <table:table-cell table:formula="of:=(ABS([$Registrado.C24] - [$Previsto.C24])/[$Registrado.C24])" office:value-type="percentage" office:value="0.343398675743728" calcext:value-type="percentage">
            <text:p>34,340%</text:p>
          </table:table-cell>
          <table:table-cell table:formula="of:=(ABS([$Registrado.D24] - [$Previsto.D24])/[$Registrado.D24])" office:value-type="percentage" office:value="0.319001976470588" calcext:value-type="percentage">
            <text:p>31,900%</text:p>
          </table:table-cell>
          <table:table-cell table:formula="of:=(ABS([$Registrado.E24] - [$Previsto.E24])/[$Registrado.E24])" office:value-type="percentage" office:value="0.290471915415841" calcext:value-type="percentage">
            <text:p>29,047%</text:p>
          </table:table-cell>
          <table:table-cell table:formula="of:=(ABS([$Registrado.F24] - [$Previsto.F24])/[$Registrado.F24])" office:value-type="percentage" office:value="0.314667727740848" calcext:value-type="percentage">
            <text:p>31,467%</text:p>
          </table:table-cell>
          <table:table-cell table:formula="of:=(ABS([$Registrado.G24] - [$Previsto.G24])/[$Registrado.G24])" office:value-type="percentage" office:value="0.103771015595283" calcext:value-type="percentage">
            <text:p>10,377%</text:p>
          </table:table-cell>
          <table:table-cell table:formula="of:=(ABS([$Registrado.H24] - [$Previsto.H24])/[$Registrado.H24])" office:value-type="percentage" office:value="0.198898882165932" calcext:value-type="percentage">
            <text:p>19,890%</text:p>
          </table:table-cell>
          <table:table-cell table:formula="of:=(ABS([$Registrado.I24] - [$Previsto.I24])/[$Registrado.I24])" office:value-type="percentage" office:value="0.153286306194324" calcext:value-type="percentage">
            <text:p>15,329%</text:p>
          </table:table-cell>
          <table:table-cell table:formula="of:=(ABS([$Registrado.J24] - [$Previsto.J24])/[$Registrado.J24])" office:value-type="percentage" office:value="0.0673281681171726" calcext:value-type="percentage">
            <text:p>6,733%</text:p>
          </table:table-cell>
          <table:table-cell table:formula="of:=(ABS([$Registrado.K24] - [$Previsto.K24])/[$Registrado.K24])" office:value-type="percentage" office:value="0.150156989247312" calcext:value-type="percentage">
            <text:p>15,016%</text:p>
          </table:table-cell>
          <table:table-cell table:formula="of:=(ABS([$Registrado.L24] - [$Previsto.L24])/[$Registrado.L24])" office:value-type="percentage" office:value="0.0928306167190926" calcext:value-type="percentage">
            <text:p>9,283%</text:p>
          </table:table-cell>
          <table:table-cell table:formula="of:=(ABS([$Registrado.M24] - [$Previsto.M24])/[$Registrado.M24])" office:value-type="percentage" office:value="0.108233545232274" calcext:value-type="percentage">
            <text:p>10,823%</text:p>
          </table:table-cell>
          <table:table-cell table:formula="of:=AVERAGE([.B24:.M24])" office:value-type="percentage" office:value="0.202290892638178" calcext:value-type="percentage">
            <text:p>20,229%</text:p>
          </table:table-cell>
          <table:table-cell table:formula="of:=STDEV([.B24:.M24])" office:value-type="percentage" office:value="0.102128375571337" calcext:value-type="percentage">
            <text:p>10,21%</text:p>
          </table:table-cell>
          <table:table-cell table:formula="of:=ABS(SUM([$Registrado.B24:.M24]) -SUM([$Previsto.B24:.M24]))/SUM([$Registrado.B24:.M24])" office:value-type="percentage" office:value="0.20612785667107" calcext:value-type="percentage">
            <text:p>20,613%</text:p>
          </table:table-cell>
          <table:table-cell table:formula="of:=COUNTIF([.B24:.M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743673763355757" calcext:value-type="percentage">
            <text:p>7,437%</text:p>
          </table:table-cell>
          <table:table-cell table:formula="of:=(ABS([$Registrado.C25] - [$Previsto.C25])/[$Registrado.C25])" office:value-type="percentage" office:value="0.0446374265679718" calcext:value-type="percentage">
            <text:p>4,464%</text:p>
          </table:table-cell>
          <table:table-cell table:formula="of:=(ABS([$Registrado.D25] - [$Previsto.D25])/[$Registrado.D25])" office:value-type="percentage" office:value="0.022284473156605" calcext:value-type="percentage">
            <text:p>2,228%</text:p>
          </table:table-cell>
          <table:table-cell table:formula="of:=(ABS([$Registrado.E25] - [$Previsto.E25])/[$Registrado.E25])" office:value-type="percentage" office:value="0.0972057234018418" calcext:value-type="percentage">
            <text:p>9,721%</text:p>
          </table:table-cell>
          <table:table-cell table:formula="of:=(ABS([$Registrado.F25] - [$Previsto.F25])/[$Registrado.F25])" office:value-type="percentage" office:value="0.116766139569907" calcext:value-type="percentage">
            <text:p>11,677%</text:p>
          </table:table-cell>
          <table:table-cell table:formula="of:=(ABS([$Registrado.G25] - [$Previsto.G25])/[$Registrado.G25])" office:value-type="percentage" office:value="0.0772468151438982" calcext:value-type="percentage">
            <text:p>7,725%</text:p>
          </table:table-cell>
          <table:table-cell table:formula="of:=(ABS([$Registrado.H25] - [$Previsto.H25])/[$Registrado.H25])" office:value-type="percentage" office:value="0.172854902051225" calcext:value-type="percentage">
            <text:p>17,285%</text:p>
          </table:table-cell>
          <table:table-cell table:formula="of:=(ABS([$Registrado.I25] - [$Previsto.I25])/[$Registrado.I25])" office:value-type="percentage" office:value="0.187192332366582" calcext:value-type="percentage">
            <text:p>18,719%</text:p>
          </table:table-cell>
          <table:table-cell table:formula="of:=(ABS([$Registrado.J25] - [$Previsto.J25])/[$Registrado.J25])" office:value-type="percentage" office:value="0.133918478299069" calcext:value-type="percentage">
            <text:p>13,392%</text:p>
          </table:table-cell>
          <table:table-cell table:formula="of:=(ABS([$Registrado.K25] - [$Previsto.K25])/[$Registrado.K25])" office:value-type="percentage" office:value="0.217578078263584" calcext:value-type="percentage">
            <text:p>21,758%</text:p>
          </table:table-cell>
          <table:table-cell table:formula="of:=(ABS([$Registrado.L25] - [$Previsto.L25])/[$Registrado.L25])" office:value-type="percentage" office:value="0.167651030687801" calcext:value-type="percentage">
            <text:p>16,765%</text:p>
          </table:table-cell>
          <table:table-cell table:formula="of:=(ABS([$Registrado.M25] - [$Previsto.M25])/[$Registrado.M25])" office:value-type="percentage" office:value="0.0942351867322627" calcext:value-type="percentage">
            <text:p>9,424%</text:p>
          </table:table-cell>
          <table:table-cell table:formula="of:=AVERAGE([.B25:.M25])" office:value-type="percentage" office:value="0.11716149688136" calcext:value-type="percentage">
            <text:p>11,716%</text:p>
          </table:table-cell>
          <table:table-cell table:formula="of:=STDEV([.B25:.M25])" office:value-type="percentage" office:value="0.0599465416711892" calcext:value-type="percentage">
            <text:p>5,99%</text:p>
          </table:table-cell>
          <table:table-cell table:formula="of:=ABS(SUM([$Registrado.B25:.M25]) -SUM([$Previsto.B25:.M25]))/SUM([$Registrado.B25:.M25])" office:value-type="percentage" office:value="0.108306668729265" calcext:value-type="percentage">
            <text:p>10,831%</text:p>
          </table:table-cell>
          <table:table-cell table:formula="of:=COUNTIF([.B25:.M2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0772405118619156" calcext:value-type="percentage">
            <text:p>0,772%</text:p>
          </table:table-cell>
          <table:table-cell table:formula="of:=(ABS([$Registrado.C26] - [$Previsto.C26])/[$Registrado.C26])" office:value-type="percentage" office:value="0.10338650503421" calcext:value-type="percentage">
            <text:p>10,339%</text:p>
          </table:table-cell>
          <table:table-cell table:formula="of:=(ABS([$Registrado.D26] - [$Previsto.D26])/[$Registrado.D26])" office:value-type="percentage" office:value="0.0802908880131015" calcext:value-type="percentage">
            <text:p>8,029%</text:p>
          </table:table-cell>
          <table:table-cell table:formula="of:=(ABS([$Registrado.E26] - [$Previsto.E26])/[$Registrado.E26])" office:value-type="percentage" office:value="0.0375920462630041" calcext:value-type="percentage">
            <text:p>3,759%</text:p>
          </table:table-cell>
          <table:table-cell table:formula="of:=(ABS([$Registrado.F26] - [$Previsto.F26])/[$Registrado.F26])" office:value-type="percentage" office:value="0.0934711937128292" calcext:value-type="percentage">
            <text:p>9,347%</text:p>
          </table:table-cell>
          <table:table-cell table:formula="of:=(ABS([$Registrado.G26] - [$Previsto.G26])/[$Registrado.G26])" office:value-type="percentage" office:value="0.0443979929059184" calcext:value-type="percentage">
            <text:p>4,440%</text:p>
          </table:table-cell>
          <table:table-cell table:formula="of:=(ABS([$Registrado.H26] - [$Previsto.H26])/[$Registrado.H26])" office:value-type="percentage" office:value="0.108328285397618" calcext:value-type="percentage">
            <text:p>10,833%</text:p>
          </table:table-cell>
          <table:table-cell table:formula="of:=(ABS([$Registrado.I26] - [$Previsto.I26])/[$Registrado.I26])" office:value-type="percentage" office:value="0.128093725165732" calcext:value-type="percentage">
            <text:p>12,809%</text:p>
          </table:table-cell>
          <table:table-cell table:formula="of:=(ABS([$Registrado.J26] - [$Previsto.J26])/[$Registrado.J26])" office:value-type="percentage" office:value="0.058843511702883" calcext:value-type="percentage">
            <text:p>5,884%</text:p>
          </table:table-cell>
          <table:table-cell table:formula="of:=(ABS([$Registrado.K26] - [$Previsto.K26])/[$Registrado.K26])" office:value-type="percentage" office:value="0.129834074792955" calcext:value-type="percentage">
            <text:p>12,983%</text:p>
          </table:table-cell>
          <table:table-cell table:formula="of:=(ABS([$Registrado.L26] - [$Previsto.L26])/[$Registrado.L26])" office:value-type="percentage" office:value="0.0211668604637829" calcext:value-type="percentage">
            <text:p>2,117%</text:p>
          </table:table-cell>
          <table:table-cell table:formula="of:=(ABS([$Registrado.M26] - [$Previsto.M26])/[$Registrado.M26])" office:value-type="percentage" office:value="0.233094575229114" calcext:value-type="percentage">
            <text:p>23,309%</text:p>
          </table:table-cell>
          <table:table-cell table:formula="of:=AVERAGE([.B26:.M26])" office:value-type="percentage" office:value="0.0871853091556116" calcext:value-type="percentage">
            <text:p>8,719%</text:p>
          </table:table-cell>
          <table:table-cell table:formula="of:=STDEV([.B26:.M26])" office:value-type="percentage" office:value="0.0613073552917625" calcext:value-type="percentage">
            <text:p>6,13%</text:p>
          </table:table-cell>
          <table:table-cell table:formula="of:=ABS(SUM([$Registrado.B26:.M26]) -SUM([$Previsto.B26:.M26]))/SUM([$Registrado.B26:.M26])" office:value-type="percentage" office:value="0.0205794637663033" calcext:value-type="percentage">
            <text:p>2,058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219140071649301" calcext:value-type="percentage">
            <text:p>21,914%</text:p>
          </table:table-cell>
          <table:table-cell table:formula="of:=(ABS([$Registrado.C27] - [$Previsto.C27])/[$Registrado.C27])" office:value-type="percentage" office:value="0.0582261985801809" calcext:value-type="percentage">
            <text:p>5,823%</text:p>
          </table:table-cell>
          <table:table-cell table:formula="of:=(ABS([$Registrado.D27] - [$Previsto.D27])/[$Registrado.D27])" office:value-type="percentage" office:value="0.0755503368685729" calcext:value-type="percentage">
            <text:p>7,555%</text:p>
          </table:table-cell>
          <table:table-cell table:formula="of:=(ABS([$Registrado.E27] - [$Previsto.E27])/[$Registrado.E27])" office:value-type="percentage" office:value="0.0592839011356046" calcext:value-type="percentage">
            <text:p>5,928%</text:p>
          </table:table-cell>
          <table:table-cell table:formula="of:=(ABS([$Registrado.F27] - [$Previsto.F27])/[$Registrado.F27])" office:value-type="percentage" office:value="0.129629435829131" calcext:value-type="percentage">
            <text:p>12,963%</text:p>
          </table:table-cell>
          <table:table-cell table:formula="of:=(ABS([$Registrado.G27] - [$Previsto.G27])/[$Registrado.G27])" office:value-type="percentage" office:value="0.00904956301312851" calcext:value-type="percentage">
            <text:p>0,905%</text:p>
          </table:table-cell>
          <table:table-cell table:formula="of:=(ABS([$Registrado.H27] - [$Previsto.H27])/[$Registrado.H27])" office:value-type="percentage" office:value="0.134087420124721" calcext:value-type="percentage">
            <text:p>13,409%</text:p>
          </table:table-cell>
          <table:table-cell table:formula="of:=(ABS([$Registrado.I27] - [$Previsto.I27])/[$Registrado.I27])" office:value-type="percentage" office:value="0.0370693569993302" calcext:value-type="percentage">
            <text:p>3,707%</text:p>
          </table:table-cell>
          <table:table-cell table:formula="of:=(ABS([$Registrado.J27] - [$Previsto.J27])/[$Registrado.J27])" office:value-type="percentage" office:value="0.256673632987578" calcext:value-type="percentage">
            <text:p>25,667%</text:p>
          </table:table-cell>
          <table:table-cell table:formula="of:=(ABS([$Registrado.K27] - [$Previsto.K27])/[$Registrado.K27])" office:value-type="percentage" office:value="0.324373719947803" calcext:value-type="percentage">
            <text:p>32,437%</text:p>
          </table:table-cell>
          <table:table-cell table:formula="of:=(ABS([$Registrado.L27] - [$Previsto.L27])/[$Registrado.L27])" office:value-type="percentage" office:value="0.292665151407534" calcext:value-type="percentage">
            <text:p>29,267%</text:p>
          </table:table-cell>
          <table:table-cell table:formula="of:=(ABS([$Registrado.M27] - [$Previsto.M27])/[$Registrado.M27])" office:value-type="percentage" office:value="0.229528314708547" calcext:value-type="percentage">
            <text:p>22,953%</text:p>
          </table:table-cell>
          <table:table-cell table:formula="of:=AVERAGE([.B27:.M27])" office:value-type="percentage" office:value="0.152106425270953" calcext:value-type="percentage">
            <text:p>15,211%</text:p>
          </table:table-cell>
          <table:table-cell table:formula="of:=STDEV([.B27:.M27])" office:value-type="percentage" office:value="0.108155519796595" calcext:value-type="percentage">
            <text:p>10,82%</text:p>
          </table:table-cell>
          <table:table-cell table:formula="of:=ABS(SUM([$Registrado.B27:.M27]) -SUM([$Previsto.B27:.M27]))/SUM([$Registrado.B27:.M27])" office:value-type="percentage" office:value="0.15158679004545" calcext:value-type="percentage">
            <text:p>15,159%</text:p>
          </table:table-cell>
          <table:table-cell table:formula="of:=COUNTIF([.B27:.M2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34829890874585" calcext:value-type="percentage">
            <text:p>13,483%</text:p>
          </table:table-cell>
          <table:table-cell table:formula="of:=(ABS([$Registrado.C28] - [$Previsto.C28])/[$Registrado.C28])" office:value-type="percentage" office:value="0.168748142031379" calcext:value-type="percentage">
            <text:p>16,875%</text:p>
          </table:table-cell>
          <table:table-cell table:formula="of:=(ABS([$Registrado.D28] - [$Previsto.D28])/[$Registrado.D28])" office:value-type="percentage" office:value="0.201561789772727" calcext:value-type="percentage">
            <text:p>20,156%</text:p>
          </table:table-cell>
          <table:table-cell table:formula="of:=(ABS([$Registrado.E28] - [$Previsto.E28])/[$Registrado.E28])" office:value-type="percentage" office:value="0.291346102449888" calcext:value-type="percentage">
            <text:p>29,135%</text:p>
          </table:table-cell>
          <table:table-cell table:formula="of:=(ABS([$Registrado.F28] - [$Previsto.F28])/[$Registrado.F28])" office:value-type="percentage" office:value="0.0780034809245338" calcext:value-type="percentage">
            <text:p>7,800%</text:p>
          </table:table-cell>
          <table:table-cell table:formula="of:=(ABS([$Registrado.G28] - [$Previsto.G28])/[$Registrado.G28])" office:value-type="percentage" office:value="0.226392913942393" calcext:value-type="percentage">
            <text:p>22,639%</text:p>
          </table:table-cell>
          <table:table-cell table:formula="of:=(ABS([$Registrado.H28] - [$Previsto.H28])/[$Registrado.H28])" office:value-type="percentage" office:value="0.205506805676224" calcext:value-type="percentage">
            <text:p>20,551%</text:p>
          </table:table-cell>
          <table:table-cell table:formula="of:=(ABS([$Registrado.I28] - [$Previsto.I28])/[$Registrado.I28])" office:value-type="percentage" office:value="0.167814987764071" calcext:value-type="percentage">
            <text:p>16,781%</text:p>
          </table:table-cell>
          <table:table-cell table:formula="of:=(ABS([$Registrado.J28] - [$Previsto.J28])/[$Registrado.J28])" office:value-type="percentage" office:value="0.594773884277269" calcext:value-type="percentage">
            <text:p>59,477%</text:p>
          </table:table-cell>
          <table:table-cell table:formula="of:=(ABS([$Registrado.K28] - [$Previsto.K28])/[$Registrado.K28])" office:value-type="percentage" office:value="0.393713144758736" calcext:value-type="percentage">
            <text:p>39,371%</text:p>
          </table:table-cell>
          <table:table-cell table:formula="of:=(ABS([$Registrado.L28] - [$Previsto.L28])/[$Registrado.L28])" office:value-type="percentage" office:value="0.344947954671089" calcext:value-type="percentage">
            <text:p>34,495%</text:p>
          </table:table-cell>
          <table:table-cell table:formula="of:=(ABS([$Registrado.M28] - [$Previsto.M28])/[$Registrado.M28])" office:value-type="percentage" office:value="0.561500260878639" calcext:value-type="percentage">
            <text:p>56,150%</text:p>
          </table:table-cell>
          <table:table-cell table:formula="of:=AVERAGE([.B28:.M28])" office:value-type="percentage" office:value="0.280761613168461" calcext:value-type="percentage">
            <text:p>28,076%</text:p>
          </table:table-cell>
          <table:table-cell table:formula="of:=STDEV([.B28:.M28])" office:value-type="percentage" office:value="0.16431969955042" calcext:value-type="percentage">
            <text:p>16,43%</text:p>
          </table:table-cell>
          <table:table-cell table:formula="of:=ABS(SUM([$Registrado.B28:.M28]) -SUM([$Previsto.B28:.M28]))/SUM([$Registrado.B28:.M28])" office:value-type="percentage" office:value="0.277007160017075" calcext:value-type="percentage">
            <text:p>27,701%</text:p>
          </table:table-cell>
          <table:table-cell table:formula="of:=COUNTIF([.B28:.M28]; &quot;&lt;0,05&quot;)" office:value-type="float" office:value="0" calcext:value-type="float">
            <text:p>0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98959309224636" calcext:value-type="percentage">
            <text:p>9,90%</text:p>
          </table:table-cell>
          <table:table-cell table:style-name="ce20" table:formula="of:=AVERAGE([.C2:.C28])" office:value-type="percentage" office:value="0.092788331068887" calcext:value-type="percentage">
            <text:p>9,28%</text:p>
          </table:table-cell>
          <table:table-cell table:style-name="ce20" table:formula="of:=AVERAGE([.D2:.D28])" office:value-type="percentage" office:value="0.147825815952457" calcext:value-type="percentage">
            <text:p>14,78%</text:p>
          </table:table-cell>
          <table:table-cell table:style-name="ce20" table:formula="of:=AVERAGE([.E2:.E28])" office:value-type="percentage" office:value="0.167335324200485" calcext:value-type="percentage">
            <text:p>16,73%</text:p>
          </table:table-cell>
          <table:table-cell table:style-name="ce20" table:formula="of:=AVERAGE([.F2:.F28])" office:value-type="percentage" office:value="0.133260896279938" calcext:value-type="percentage">
            <text:p>13,33%</text:p>
          </table:table-cell>
          <table:table-cell table:style-name="ce20" table:formula="of:=AVERAGE([.G2:.G28])" office:value-type="percentage" office:value="0.169056271207745" calcext:value-type="percentage">
            <text:p>16,91%</text:p>
          </table:table-cell>
          <table:table-cell table:style-name="ce20" table:formula="of:=AVERAGE([.H2:.H28])" office:value-type="percentage" office:value="0.143355482196776" calcext:value-type="percentage">
            <text:p>14,34%</text:p>
          </table:table-cell>
          <table:table-cell table:style-name="ce20" table:formula="of:=AVERAGE([.I2:.I28])" office:value-type="percentage" office:value="0.158062922691375" calcext:value-type="percentage">
            <text:p>15,81%</text:p>
          </table:table-cell>
          <table:table-cell table:style-name="ce20" table:formula="of:=AVERAGE([.J2:.J28])" office:value-type="percentage" office:value="0.161879635479396" calcext:value-type="percentage">
            <text:p>16,19%</text:p>
          </table:table-cell>
          <table:table-cell table:style-name="ce20" table:formula="of:=AVERAGE([.K2:.K28])" office:value-type="percentage" office:value="0.178197518701001" calcext:value-type="percentage">
            <text:p>17,82%</text:p>
          </table:table-cell>
          <table:table-cell table:style-name="ce20" table:formula="of:=AVERAGE([.L2:.L28])" office:value-type="percentage" office:value="0.187181709134917" calcext:value-type="percentage">
            <text:p>18,72%</text:p>
          </table:table-cell>
          <table:table-cell table:style-name="ce20" table:formula="of:=AVERAGE([.M2:.M28])" office:value-type="percentage" office:value="0.251475160822202" calcext:value-type="percentage">
            <text:p>25,15%</text:p>
          </table:table-cell>
          <table:table-cell table:style-name="ce28" table:formula="of:=AVERAGE([.B2:.M28])" office:value-type="percentage" office:value="0.157448198079985" calcext:value-type="percentage">
            <text:p>15,745%</text:p>
          </table:table-cell>
          <table:table-cell table:style-name="ce20" table:formula="of:=AVERAGE([.O2:.O28])" office:value-type="percentage" office:value="0.106654415274117" calcext:value-type="percentage">
            <text:p>10,67%</text:p>
          </table:table-cell>
          <table:table-cell table:style-name="ce20" table:formula="of:=AVERAGE([.P2:.P28])" office:value-type="percentage" office:value="0.121930391573268" calcext:value-type="percentage">
            <text:p>12,19%</text:p>
          </table:table-cell>
          <table:table-cell table:style-name="ce21" table:formula="of:=ABS(SUM([$Registrado.B2:.M28]) -SUM([$Previsto.B2:.M28]))/SUM([$Registrado.B2:.M28])" office:value-type="percentage" office:value="0.00514781443408968" calcext:value-type="percentage">
            <text:p>0,51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754679343838549" calcext:value-type="percentage">
            <text:p>7,55%</text:p>
          </table:table-cell>
          <table:table-cell table:style-name="ce21" table:formula="of:=STDEV([.C2:.C28])" office:value-type="percentage" office:value="0.0871393279979967" calcext:value-type="percentage">
            <text:p>8,71%</text:p>
          </table:table-cell>
          <table:table-cell table:style-name="ce21" table:formula="of:=STDEV([.D2:.D28])" office:value-type="percentage" office:value="0.117394491631493" calcext:value-type="percentage">
            <text:p>11,74%</text:p>
          </table:table-cell>
          <table:table-cell table:style-name="ce21" table:formula="of:=STDEV([.E2:.E28])" office:value-type="percentage" office:value="0.180056057583139" calcext:value-type="percentage">
            <text:p>18,01%</text:p>
          </table:table-cell>
          <table:table-cell table:style-name="ce21" table:formula="of:=STDEV([.F2:.F28])" office:value-type="percentage" office:value="0.0817545467529908" calcext:value-type="percentage">
            <text:p>8,18%</text:p>
          </table:table-cell>
          <table:table-cell table:style-name="ce21" table:formula="of:=STDEV([.G2:.G28])" office:value-type="percentage" office:value="0.14091107422975" calcext:value-type="percentage">
            <text:p>14,09%</text:p>
          </table:table-cell>
          <table:table-cell table:style-name="ce21" table:formula="of:=STDEV([.H2:.H28])" office:value-type="percentage" office:value="0.0959308274659413" calcext:value-type="percentage">
            <text:p>9,59%</text:p>
          </table:table-cell>
          <table:table-cell table:style-name="ce21" table:formula="of:=STDEV([.I2:.I28])" office:value-type="percentage" office:value="0.106317261660554" calcext:value-type="percentage">
            <text:p>10,63%</text:p>
          </table:table-cell>
          <table:table-cell table:style-name="ce21" table:formula="of:=STDEV([.J2:.J28])" office:value-type="percentage" office:value="0.138688748201435" calcext:value-type="percentage">
            <text:p>13,87%</text:p>
          </table:table-cell>
          <table:table-cell table:style-name="ce21" table:formula="of:=STDEV([.K2:.K28])" office:value-type="percentage" office:value="0.0987151116155084" calcext:value-type="percentage">
            <text:p>9,87%</text:p>
          </table:table-cell>
          <table:table-cell table:style-name="ce21" table:formula="of:=STDEV([.L2:.L28])" office:value-type="percentage" office:value="0.186557181416981" calcext:value-type="percentage">
            <text:p>18,66%</text:p>
          </table:table-cell>
          <table:table-cell table:style-name="ce21" table:formula="of:=STDEV([.M2:.M28])" office:value-type="percentage" office:value="0.166246961369703" calcext:value-type="percentage">
            <text:p>16,62%</text:p>
          </table:table-cell>
          <table:table-cell table:style-name="ce27" table:formula="of:=AVERAGE([.D32:.M32])" office:value-type="percentage" office:value="0.13125722619275" calcext:value-type="percentage">
            <text:p>13,126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8" calcext:value-type="float">
            <text:p>8</text:p>
          </table:table-cell>
          <table:table-cell table:style-name="ce15" table:formula="of:=COUNTIF([.D2:.D28]; &quot;&lt;0,05&quot;)" office:value-type="float" office:value="5" calcext:value-type="float">
            <text:p>5</text:p>
          </table:table-cell>
          <table:table-cell table:style-name="ce15" table:formula="of:=COUNTIF([.E2:.E28]; &quot;&lt;0,05&quot;)" office:value-type="float" office:value="4" calcext:value-type="float">
            <text:p>4</text:p>
          </table:table-cell>
          <table:table-cell table:style-name="ce15" table:formula="of:=COUNTIF([.F2:.F28]; &quot;&lt;0,05&quot;)" office:value-type="float" office:value="4" calcext:value-type="float">
            <text:p>4</text:p>
          </table:table-cell>
          <table:table-cell table:style-name="ce15" table:formula="of:=COUNTIF([.G2:.G28]; &quot;&lt;0,05&quot;)" office:value-type="float" office:value="5" calcext:value-type="float">
            <text:p>5</text:p>
          </table:table-cell>
          <table:table-cell table:style-name="ce15" table:formula="of:=COUNTIF([.H2:.H28]; &quot;&lt;0,05&quot;)" office:value-type="float" office:value="7" calcext:value-type="float">
            <text:p>7</text:p>
          </table:table-cell>
          <table:table-cell table:style-name="ce15" table:formula="of:=COUNTIF([.I2:.I28]; &quot;&lt;0,05&quot;)" office:value-type="float" office:value="3" calcext:value-type="float">
            <text:p>3</text:p>
          </table:table-cell>
          <table:table-cell table:style-name="ce15" table:formula="of:=COUNTIF([.J2:.J28]; &quot;&lt;0,05&quot;)" office:value-type="float" office:value="5" calcext:value-type="float">
            <text:p>5</text:p>
          </table:table-cell>
          <table:table-cell table:style-name="ce15" table:formula="of:=COUNTIF([.K2:.K28]; &quot;&lt;0,05&quot;)" office:value-type="float" office:value="2" calcext:value-type="float">
            <text:p>2</text:p>
          </table:table-cell>
          <table:table-cell table:style-name="ce15" table:formula="of:=COUNTIF([.L2:.L28]; &quot;&lt;0,05&quot;)" office:value-type="float" office:value="7" calcext:value-type="float">
            <text:p>7</text:p>
          </table:table-cell>
          <table:table-cell table:style-name="ce15" table:formula="of:=COUNTIF([.M2:.M28]; &quot;&lt;0,05&quot;)" office:value-type="float" office:value="1" calcext:value-type="float">
            <text:p>1</text:p>
          </table:table-cell>
          <table:table-cell table:style-name="ce29" table:formula="of:=CONCATENATE(AVERAGE([.B33:.M33]); &quot;/27&quot;)" office:value-type="string" office:string-value="5,08333333333333/27" calcext:value-type="string">
            <text:p>5,08333333333333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568936060113586" calcext:value-type="percentage">
            <text:p>5,69%</text:p>
          </table:table-cell>
          <table:table-cell table:style-name="ce20" table:formula="of:=(ABS(SUM([$Registrado.C2:.C28]) -SUM([$Previsto.C2:.C28])))/SUM([$Registrado.C2:.C28])" office:value-type="percentage" office:value="0.00408014092541206" calcext:value-type="percentage">
            <text:p>0,41%</text:p>
          </table:table-cell>
          <table:table-cell table:style-name="ce20" table:formula="of:=(ABS(SUM([$Registrado.D2:.D28]) -SUM([$Previsto.D2:.D28])))/SUM([$Registrado.D2:.D28])" office:value-type="percentage" office:value="0.0892557981598486" calcext:value-type="percentage">
            <text:p>8,93%</text:p>
          </table:table-cell>
          <table:table-cell table:style-name="ce20" table:formula="of:=(ABS(SUM([$Registrado.E2:.E28]) -SUM([$Previsto.E2:.E28])))/SUM([$Registrado.E2:.E28])" office:value-type="percentage" office:value="0.038433871088109" calcext:value-type="percentage">
            <text:p>3,84%</text:p>
          </table:table-cell>
          <table:table-cell table:style-name="ce20" table:formula="of:=(ABS(SUM([$Registrado.F2:.F28]) -SUM([$Previsto.F2:.F28])))/SUM([$Registrado.F2:.F28])" office:value-type="percentage" office:value="0.0205112332439419" calcext:value-type="percentage">
            <text:p>2,05%</text:p>
          </table:table-cell>
          <table:table-cell table:style-name="ce20" table:formula="of:=(ABS(SUM([$Registrado.G2:.G28]) -SUM([$Previsto.G2:.G28])))/SUM([$Registrado.G2:.G28])" office:value-type="percentage" office:value="0.078624870288752" calcext:value-type="percentage">
            <text:p>7,86%</text:p>
          </table:table-cell>
          <table:table-cell table:style-name="ce20" table:formula="of:=(ABS(SUM([$Registrado.H2:.H28]) -SUM([$Previsto.H2:.H28])))/SUM([$Registrado.H2:.H28])" office:value-type="percentage" office:value="0.0690562753838866" calcext:value-type="percentage">
            <text:p>6,91%</text:p>
          </table:table-cell>
          <table:table-cell table:style-name="ce20" table:formula="of:=(ABS(SUM([$Registrado.I2:.I28]) -SUM([$Previsto.I2:.I28])))/SUM([$Registrado.I2:.I28])" office:value-type="percentage" office:value="0.0603698413420695" calcext:value-type="percentage">
            <text:p>6,04%</text:p>
          </table:table-cell>
          <table:table-cell table:style-name="ce20" table:formula="of:=(ABS(SUM([$Registrado.J2:.J28]) -SUM([$Previsto.J2:.J28])))/SUM([$Registrado.J2:.J28])" office:value-type="percentage" office:value="0.0136821749276924" calcext:value-type="percentage">
            <text:p>1,37%</text:p>
          </table:table-cell>
          <table:table-cell table:style-name="ce20" table:formula="of:=(ABS(SUM([$Registrado.K2:.K28]) -SUM([$Previsto.K2:.K28])))/SUM([$Registrado.K2:.K28])" office:value-type="percentage" office:value="0.110555448754886" calcext:value-type="percentage">
            <text:p>11,06%</text:p>
          </table:table-cell>
          <table:table-cell table:style-name="ce20" table:formula="of:=(ABS(SUM([$Registrado.L2:.L28]) -SUM([$Previsto.L2:.L28])))/SUM([$Registrado.L2:.L28])" office:value-type="percentage" office:value="0.0356148847377021" calcext:value-type="percentage">
            <text:p>3,56%</text:p>
          </table:table-cell>
          <table:table-cell table:style-name="ce20" table:formula="of:=(ABS(SUM([$Registrado.M2:.M28]) -SUM([$Previsto.M2:.M28])))/SUM([$Registrado.M2:.M28])" office:value-type="percentage" office:value="0.166165382609061" calcext:value-type="percentage">
            <text:p>16,62%</text:p>
          </table:table-cell>
          <table:table-cell table:style-name="ce28" table:formula="of:=AVERAGE([.D34:.M34])" office:value-type="percentage" office:value="0.0682269780535949" calcext:value-type="percentage">
            <text:p>6,823%</text:p>
          </table:table-cell>
          <table:table-cell table:style-name="ce31" table:formula="of:=CONCATENATE(SUM([.B33:.M33]); &quot;/324&quot;)" office:value-type="string" office:string-value="61/324" calcext:value-type="string">
            <text:p>61/324</text:p>
          </table:table-cell>
          <table:table-cell table:style-name="ce31" table:formula="of:=COUNTIF([.P2:.P28]; &quot;&lt;0,05&quot;)" office:value-type="float" office:value="7" calcext:value-type="float">
            <text:p>7</text:p>
          </table:table-cell>
          <table:table-cell table:style-name="ce27" table:formula="of:=SUM([.B33:.M33])/324" office:value-type="percentage" office:value="0.188271604938272" calcext:value-type="percentage">
            <text:p>18,827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 </number:text>
      <number:am-pm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29">
      <number:number number:decimal-places="3" number:min-decimal-places="3" number:min-integer-digits="1"/>
      <number:text>%</number:text>
    </number:percentage-style>
    <number:date-style style:name="N128">
      <number:month number:textual="true"/>
      <number:text>/</number:text>
      <number:year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19">
      <number:day/>
      <number:text>/</number:text>
      <number:month number:textual="true"/>
      <number:text>/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time-style style:name="N146">
      <number:minutes number:style="long"/>
      <number:text>:</number:text>
      <number:seconds number:style="long"/>
    </number:time-style>
    <number:date-style style:name="N117">
      <number:day/>
      <number:text>/</number:text>
      <number:month number:textual="true"/>
    </number:date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14">
      <number:day/>
      <number:text>/</number:text>
      <number:month/>
      <number:text>/</number:text>
      <number:year number:style="long"/>
    </number:date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5T19:06:56.157445847</dc:date>
    <meta:editing-duration>P11DT6H51M26S</meta:editing-duration>
    <meta:editing-cycles>766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